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none" draw:textarea-horizontal-align="justify" draw:textarea-vertical-align="middle" draw:auto-grow-height="false" fo:min-height="0.512cm" fo:min-width="2.802cm"/>
    </style:style>
    <style:style style:name="gr3"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4"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75cm" fo:min-width="13.511cm"/>
    </style:style>
    <style:style style:name="gr9" style:family="graphic" style:parent-style-name="standard">
      <style:graphic-properties svg:stroke-color="#000000" draw:fill="none" draw:textarea-horizontal-align="justify" draw:textarea-vertical-align="middle" draw:auto-grow-height="false" fo:min-height="0.75cm" fo:min-width="5.504cm"/>
    </style:style>
    <style:style style:name="gr10" style:family="graphic" style:parent-style-name="standard">
      <style:graphic-properties svg:stroke-color="#000000" draw:fill="none" draw:textarea-horizontal-align="justify" draw:textarea-vertical-align="middle" draw:auto-grow-height="false" fo:min-height="0.75cm" fo:min-width="9.508cm"/>
    </style:style>
    <style:style style:name="gr11"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2" style:family="graphic" style:parent-style-name="standard">
      <style:graphic-properties draw:stroke="none" svg:stroke-color="#000000" draw:fill="none" draw:fill-color="#ffffff" draw:auto-grow-height="true" draw:auto-grow-width="false" fo:max-height="0cm" fo:min-height="0.556cm"/>
    </style:style>
    <style:style style:name="gr13" style:family="graphic" style:parent-style-name="objectwithoutfill">
      <style:graphic-properties draw:stroke="dash" draw:stroke-dash="Fine_20_Dashed" draw:marker-end="Arrow" draw:marker-end-width="0.3cm" draw:fill="none" draw:textarea-vertical-align="middle"/>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svg:stroke-color="#000000" draw:fill="none" draw:textarea-horizontal-align="justify" draw:textarea-vertical-align="middle" draw:auto-grow-height="false" fo:min-height="2.35cm" fo:min-width="5.7cm"/>
    </style:style>
    <style:style style:name="gr20" style:family="graphic" style:parent-style-name="standard">
      <style:graphic-properties svg:stroke-color="#000000" draw:fill="none" draw:textarea-horizontal-align="justify" draw:textarea-vertical-align="middle" draw:auto-grow-height="false" fo:min-height="1.15cm" fo:min-width="5.7cm"/>
    </style:style>
    <style:style style:name="gr21" style:family="graphic" style:parent-style-name="standard">
      <style:graphic-properties svg:stroke-color="#000000" draw:fill="none" draw:textarea-horizontal-align="justify" draw:textarea-vertical-align="middle" draw:auto-grow-height="false" fo:min-height="7.85cm" fo:min-width="6.9cm"/>
    </style:style>
    <style:style style:name="gr22" style:family="graphic" style:parent-style-name="standard">
      <style:graphic-properties draw:stroke="solid" svg:stroke-color="#000000" draw:fill="none" draw:textarea-horizontal-align="justify" draw:textarea-vertical-align="middle" draw:auto-grow-height="false" fo:min-height="0.75cm" fo:min-width="0.5cm"/>
    </style:style>
    <style:style style:name="gr23" style:family="graphic" style:parent-style-name="standard">
      <style:graphic-properties svg:stroke-color="#000000" draw:fill="none" draw:textarea-horizontal-align="justify" draw:textarea-vertical-align="middle" draw:auto-grow-height="false" fo:min-height="1.556cm" fo:min-width="1.306cm"/>
    </style:style>
    <style:style style:name="gr24" style:family="graphic" style:parent-style-name="standard">
      <style:graphic-properties svg:stroke-color="#000000" draw:fill="none" draw:textarea-horizontal-align="justify" draw:textarea-vertical-align="middle" draw:auto-grow-height="false" fo:min-height="3.356cm" fo:min-width="1.306cm"/>
    </style:style>
    <style:style style:name="gr25"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26" style:family="graphic" style:parent-style-name="standard" style:list-style-name="L1">
      <style:graphic-properties draw:stroke="none" draw:fill-color="#313335" draw:textarea-horizontal-align="justify" draw:textarea-vertical-align="top" draw:auto-grow-height="false" fo:min-height="0.35cm" fo:min-width="1.976cm"/>
    </style:style>
    <style:style style:name="gr27"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28"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title">
      <style:graphic-properties fo:min-height="1.328cm"/>
    </style:style>
    <style:style style:name="pr9" style:family="presentation" style:parent-style-name="Blue_5f_Curve1-outline1">
      <style:graphic-properties fo:min-height="11.752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text-align="center"/>
    </style:style>
    <style:style style:name="P6" style:family="paragraph">
      <loext:graphic-properties draw:fill="none"/>
      <style:paragraph-properties fo:text-align="center"/>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none"/>
      <style:paragraph-properties fo:text-align="center"/>
      <style:text-properties fo:font-size="15pt" style:font-size-asian="15pt" style:font-size-complex="15pt"/>
    </style:style>
    <style:style style:name="P9" style:family="paragraph">
      <loext:graphic-properties draw:fill="none" draw:fill-color="#ffffff"/>
      <style:paragraph-properties fo:text-align="center"/>
      <style:text-properties fo:font-size="14pt" style:font-size-asian="14pt" style:font-size-complex="14pt"/>
    </style:style>
    <style:style style:name="P10" style:family="paragraph">
      <style:paragraph-properties fo:text-align="start"/>
    </style:style>
    <style:style style:name="P11" style:family="paragraph">
      <loext:graphic-properties draw:fill-color="#313335"/>
      <style:paragraph-properties fo:margin-left="0cm" fo:margin-right="0cm" fo:margin-top="0.374cm" fo:margin-bottom="0cm" fo:line-height="100%" fo:text-align="start" fo:text-indent="0cm"/>
    </style:style>
    <style:style style:name="P12" style:family="paragraph">
      <style:text-properties fo:font-size="14pt" style:font-size-asian="14pt" style:font-size-complex="14pt"/>
    </style:style>
    <style:style style:name="P13" style:family="paragraph">
      <loext:graphic-properties draw:fill-color="#ffffff"/>
      <style:text-properties fo:font-size="20pt"/>
    </style:style>
    <style:style style:name="P14" style:family="paragraph">
      <style:text-properties fo:font-size="12pt" style:font-size-asian="12pt" style:font-size-complex="12pt"/>
    </style:style>
    <style:style style:name="P15" style:family="paragraph">
      <loext:graphic-properties draw:fill-color="#ffffff"/>
      <style:text-properties fo:font-size="12pt" style:font-size-asian="12pt" style:font-size-complex="12pt"/>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0"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ize-complex="14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aasd</text:span></text:p>
          </draw:text-box>
        </draw:frame>
        <draw:frame presentation:style-name="pr2" draw:text-style-name="P1" draw:layer="layout" svg:width="25.199cm" svg:height="4.37cm" svg:x="1.4cm" svg:y="8.45cm" presentation:class="subtitle">
          <draw:text-box>
            <text:p><text:span text:style-name="T2">dfdffd</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custom-shape draw:style-name="gr2" draw:text-style-name="P6" draw:layer="layout" svg:width="3.302cm" svg:height="0.762cm" svg:x="5.588cm" svg:y="4.318cm">
          <text:p text:style-name="P5"><text:span text:style-name="T4">[Head</text:span><text:span text:style-name="T4">er]</text:span></text:p>
          <draw:enhanced-geometry svg:viewBox="0 0 21600 21600" draw:type="rectangle" draw:enhanced-path="M 0 0 L 21600 0 21600 21600 0 21600 0 0 Z N"/>
        </draw:custom-shape>
        <draw:custom-shape draw:style-name="gr2" draw:text-style-name="P6" draw:layer="layout" svg:width="3.302cm" svg:height="0.762cm" svg:x="5.588cm" svg:y="5.08cm">
          <text:p text:style-name="P5"><text:span text:style-name="T4">Ke</text:span><text:span text:style-name="T4">y</text:span></text:p>
          <draw:enhanced-geometry svg:viewBox="0 0 21600 21600" draw:type="rectangle" draw:enhanced-path="M 0 0 L 21600 0 21600 21600 0 21600 0 0 Z N"/>
        </draw:custom-shape>
        <draw:custom-shape draw:style-name="gr2" draw:text-style-name="P6" draw:layer="layout" svg:width="3.302cm" svg:height="0.762cm" svg:x="5.588cm" svg:y="5.842cm">
          <text:p text:style-name="P5"><text:span text:style-name="T4">Valu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6" draw:layer="layout" svg:width="2.286cm" svg:height="0.762cm" svg:x="3.302cm" svg:y="4.445cm">
          <text:p text:style-name="P5"><text:span text:style-name="T4">Pa</text:span><text:span text:style-name="T4">rtiti</text:span><text:span text:style-name="T4">on </text:span><text:span text:style-name="T4">0</text:span></text:p>
          <draw:enhanced-geometry svg:viewBox="0 0 21600 21600" draw:type="rectangle" draw:enhanced-path="M 0 0 L 21600 0 21600 21600 0 21600 0 0 Z N"/>
        </draw:custom-shape>
        <draw:custom-shape draw:style-name="gr3" draw:text-style-name="P6" draw:layer="layout" svg:width="2.286cm" svg:height="0.762cm" svg:x="3.302cm" svg:y="6.731cm">
          <text:p text:style-name="P5"><text:span text:style-name="T4">Partition 1</text:span></text:p>
          <draw:enhanced-geometry svg:viewBox="0 0 21600 21600" draw:type="rectangle" draw:enhanced-path="M 0 0 L 21600 0 21600 21600 0 21600 0 0 Z N"/>
        </draw:custom-shape>
        <draw:custom-shape draw:style-name="gr3" draw:text-style-name="P6" draw:layer="layout" svg:width="2.286cm" svg:height="0.762cm" svg:x="3.302cm" svg:y="9.017cm">
          <text:p text:style-name="P5"><text:span text:style-name="T4">Partition 2</text:span></text:p>
          <draw:enhanced-geometry svg:viewBox="0 0 21600 21600" draw:type="rectangle" draw:enhanced-path="M 0 0 L 21600 0 21600 21600 0 21600 0 0 Z N"/>
        </draw:custom-shape>
        <draw:custom-shape draw:style-name="gr4" draw:text-style-name="P6" draw:layer="layout" svg:width="3.302cm" svg:height="0.762cm" svg:x="22.352cm" svg:y="6.731cm">
          <text:p text:style-name="P5"><text:span text:style-name="T4">Producers </text:span><text:span text:style-name="T4">writes</text:span></text:p>
          <draw:enhanced-geometry svg:viewBox="0 0 21600 21600" draw:type="rectangle" draw:enhanced-path="M 0 0 L 21600 0 21600 21600 0 21600 0 0 Z N"/>
        </draw:custom-shape>
        <draw:line draw:style-name="gr5" draw:text-style-name="P7" draw:layer="layout" svg:x1="22.098cm" svg:y1="7.112cm" svg:x2="20.111cm" svg:y2="4.826cm">
          <text:p/>
        </draw:line>
        <draw:line draw:style-name="gr5" draw:text-style-name="P7" draw:layer="layout" svg:x1="22.098cm" svg:y1="7.112cm" svg:x2="12.104cm" svg:y2="7.1cm">
          <text:p/>
        </draw:line>
        <draw:g>
          <draw:g>
            <draw:custom-shape draw:style-name="gr6" draw:text-style-name="P8" draw:layer="layout" svg:width="1cm" svg:height="1cm" svg:x="10.103cm" svg:y="4.3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4.3cm" svg:x2="11.103cm" svg:y2="5.3cm">
              <text:p/>
            </draw:line>
          </draw:g>
          <draw:g>
            <draw:custom-shape draw:style-name="gr6" draw:text-style-name="P8" draw:layer="layout" svg:width="1cm" svg:height="1cm" svg:x="11.104cm" svg:y="4.3cm">
              <text:p text:style-name="P5"><text:span text:style-name="T5">5</text:span></text:p>
              <draw:enhanced-geometry svg:viewBox="0 0 21600 21600" draw:type="rectangle" draw:enhanced-path="M 0 0 L 21600 0 21600 21600 0 21600 0 0 Z N"/>
            </draw:custom-shape>
            <draw:line draw:style-name="gr7" draw:text-style-name="P7" draw:layer="layout" svg:x1="12.104cm" svg:y1="4.3cm" svg:x2="12.104cm" svg:y2="5.3cm">
              <text:p/>
            </draw:line>
          </draw:g>
          <draw:g>
            <draw:custom-shape draw:style-name="gr6" draw:text-style-name="P8" draw:layer="layout" svg:width="1cm" svg:height="1cm" svg:x="12.105cm" svg:y="4.3cm">
              <text:p text:style-name="P5"><text:span text:style-name="T5">6</text:span></text:p>
              <draw:enhanced-geometry svg:viewBox="0 0 21600 21600" draw:type="rectangle" draw:enhanced-path="M 0 0 L 21600 0 21600 21600 0 21600 0 0 Z N"/>
            </draw:custom-shape>
            <draw:line draw:style-name="gr7" draw:text-style-name="P7" draw:layer="layout" svg:x1="13.105cm" svg:y1="4.3cm" svg:x2="13.105cm" svg:y2="5.3cm">
              <text:p/>
            </draw:line>
          </draw:g>
          <draw:g>
            <draw:custom-shape draw:style-name="gr6" draw:text-style-name="P8" draw:layer="layout" svg:width="1cm" svg:height="1cm" svg:x="13.106cm" svg:y="4.3cm">
              <text:p text:style-name="P5"><text:span text:style-name="T5">7</text:span></text:p>
              <draw:enhanced-geometry svg:viewBox="0 0 21600 21600" draw:type="rectangle" draw:enhanced-path="M 0 0 L 21600 0 21600 21600 0 21600 0 0 Z N"/>
            </draw:custom-shape>
            <draw:line draw:style-name="gr7" draw:text-style-name="P7" draw:layer="layout" svg:x1="14.106cm" svg:y1="4.3cm" svg:x2="14.106cm" svg:y2="5.3cm">
              <text:p/>
            </draw:line>
          </draw:g>
          <draw:g>
            <draw:custom-shape draw:style-name="gr6" draw:text-style-name="P8" draw:layer="layout" svg:width="1cm" svg:height="1cm" svg:x="6.1cm" svg:y="4.3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4.3cm" svg:x2="7.1cm" svg:y2="5.3cm">
              <text:p/>
            </draw:line>
          </draw:g>
          <draw:g>
            <draw:custom-shape draw:style-name="gr6" draw:text-style-name="P8" draw:layer="layout" svg:width="1cm" svg:height="1cm" svg:x="7.101cm" svg:y="4.3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4.3cm" svg:x2="8.101cm" svg:y2="5.3cm">
              <text:p/>
            </draw:line>
          </draw:g>
          <draw:g>
            <draw:custom-shape draw:style-name="gr6" draw:text-style-name="P8" draw:layer="layout" svg:width="1cm" svg:height="1cm" svg:x="8.102cm" svg:y="4.3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4.3cm" svg:x2="9.102cm" svg:y2="5.3cm">
              <text:p/>
            </draw:line>
          </draw:g>
          <draw:g>
            <draw:custom-shape draw:style-name="gr6" draw:text-style-name="P8" draw:layer="layout" svg:width="1cm" svg:height="1cm" svg:x="9.103cm" svg:y="4.3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4.3cm" svg:x2="10.103cm" svg:y2="5.3cm">
              <text:p/>
            </draw:line>
          </draw:g>
          <draw:g>
            <draw:custom-shape draw:style-name="gr6" draw:text-style-name="P8" draw:layer="layout" svg:width="1cm" svg:height="1cm" svg:x="18.11cm" svg:y="4.3cm">
              <text:p text:style-name="P5"><text:span text:style-name="T5">1</text:span><text:span text:style-name="T5">2</text:span></text:p>
              <draw:enhanced-geometry svg:viewBox="0 0 21600 21600" draw:type="rectangle" draw:enhanced-path="M 0 0 L 21600 0 21600 21600 0 21600 0 0 Z N"/>
            </draw:custom-shape>
            <draw:line draw:style-name="gr7" draw:text-style-name="P7" draw:layer="layout" svg:x1="19.11cm" svg:y1="4.3cm" svg:x2="19.11cm" svg:y2="5.3cm">
              <text:p/>
            </draw:line>
          </draw:g>
          <draw:custom-shape draw:style-name="gr6" draw:text-style-name="P8" draw:layer="layout" svg:width="1cm" svg:height="1cm" svg:x="19.111cm" svg:y="4.3cm">
            <text:p text:style-name="P5"><text:span text:style-name="T5">1</text:span><text:span text:style-name="T5">3</text:span></text:p>
            <draw:enhanced-geometry svg:viewBox="0 0 21600 21600" draw:type="rectangle" draw:enhanced-path="M 0 0 L 21600 0 21600 21600 0 21600 0 0 Z N"/>
          </draw:custom-shape>
          <draw:g>
            <draw:custom-shape draw:style-name="gr6" draw:text-style-name="P8" draw:layer="layout" svg:width="1cm" svg:height="1cm" svg:x="14.107cm" svg:y="4.3cm">
              <text:p text:style-name="P5"><text:span text:style-name="T5">8</text:span></text:p>
              <draw:enhanced-geometry svg:viewBox="0 0 21600 21600" draw:type="rectangle" draw:enhanced-path="M 0 0 L 21600 0 21600 21600 0 21600 0 0 Z N"/>
            </draw:custom-shape>
            <draw:line draw:style-name="gr7" draw:text-style-name="P7" draw:layer="layout" svg:x1="15.107cm" svg:y1="4.3cm" svg:x2="15.107cm" svg:y2="5.3cm">
              <text:p/>
            </draw:line>
          </draw:g>
          <draw:g>
            <draw:custom-shape draw:style-name="gr6" draw:text-style-name="P8" draw:layer="layout" svg:width="1cm" svg:height="1cm" svg:x="15.108cm" svg:y="4.3cm">
              <text:p text:style-name="P5"><text:span text:style-name="T5">9</text:span></text:p>
              <draw:enhanced-geometry svg:viewBox="0 0 21600 21600" draw:type="rectangle" draw:enhanced-path="M 0 0 L 21600 0 21600 21600 0 21600 0 0 Z N"/>
            </draw:custom-shape>
            <draw:line draw:style-name="gr7" draw:text-style-name="P7" draw:layer="layout" svg:x1="16.108cm" svg:y1="4.3cm" svg:x2="16.108cm" svg:y2="5.3cm">
              <text:p/>
            </draw:line>
          </draw:g>
          <draw:g>
            <draw:custom-shape draw:style-name="gr6" draw:text-style-name="P8" draw:layer="layout" svg:width="1cm" svg:height="1cm" svg:x="16.109cm" svg:y="4.3cm">
              <text:p text:style-name="P5"><text:span text:style-name="T5">1</text:span><text:span text:style-name="T5">0</text:span></text:p>
              <draw:enhanced-geometry svg:viewBox="0 0 21600 21600" draw:type="rectangle" draw:enhanced-path="M 0 0 L 21600 0 21600 21600 0 21600 0 0 Z N"/>
            </draw:custom-shape>
            <draw:line draw:style-name="gr7" draw:text-style-name="P7" draw:layer="layout" svg:x1="17.109cm" svg:y1="4.3cm" svg:x2="17.109cm" svg:y2="5.3cm">
              <text:p/>
            </draw:line>
          </draw:g>
          <draw:g>
            <draw:custom-shape draw:style-name="gr6" draw:text-style-name="P8" draw:layer="layout" svg:width="1cm" svg:height="1cm" svg:x="17.11cm" svg:y="4.3cm">
              <text:p text:style-name="P5"><text:span text:style-name="T5">11</text:span></text:p>
              <draw:enhanced-geometry svg:viewBox="0 0 21600 21600" draw:type="rectangle" draw:enhanced-path="M 0 0 L 21600 0 21600 21600 0 21600 0 0 Z N"/>
            </draw:custom-shape>
            <draw:line draw:style-name="gr7" draw:text-style-name="P7" draw:layer="layout" svg:x1="18.11cm" svg:y1="4.3cm" svg:x2="18.11cm" svg:y2="5.3cm">
              <text:p/>
            </draw:line>
          </draw:g>
          <draw:custom-shape draw:style-name="gr8" draw:text-style-name="P7" draw:layer="layout" svg:width="14.011cm" svg:height="1cm" svg:x="6.1cm" svg:y="4.3cm">
            <text:p/>
            <draw:enhanced-geometry svg:viewBox="0 0 21600 21600" draw:type="rectangle" draw:enhanced-path="M 0 0 L 21600 0 21600 21600 0 21600 0 0 Z N"/>
          </draw:custom-shape>
        </draw:g>
        <draw:g>
          <draw:g>
            <draw:custom-shape draw:style-name="gr6" draw:text-style-name="P8" draw:layer="layout" svg:width="1cm" svg:height="1cm" svg:x="10.103cm" svg:y="6.6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6.6cm" svg:x2="11.103cm" svg:y2="7.6cm">
              <text:p/>
            </draw:line>
          </draw:g>
          <draw:custom-shape draw:style-name="gr6" draw:text-style-name="P8" draw:layer="layout" svg:width="1cm" svg:height="1cm" svg:x="11.104cm" svg:y="6.6cm">
            <text:p text:style-name="P5"><text:span text:style-name="T5">5</text:span></text:p>
            <draw:enhanced-geometry svg:viewBox="0 0 21600 21600" draw:type="rectangle" draw:enhanced-path="M 0 0 L 21600 0 21600 21600 0 21600 0 0 Z N"/>
          </draw:custom-shape>
          <draw:g>
            <draw:custom-shape draw:style-name="gr6" draw:text-style-name="P8" draw:layer="layout" svg:width="1cm" svg:height="1cm" svg:x="6.1cm" svg:y="6.6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6.6cm" svg:x2="7.1cm" svg:y2="7.6cm">
              <text:p/>
            </draw:line>
          </draw:g>
          <draw:g>
            <draw:custom-shape draw:style-name="gr6" draw:text-style-name="P8" draw:layer="layout" svg:width="1cm" svg:height="1cm" svg:x="7.101cm" svg:y="6.6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6.6cm" svg:x2="8.101cm" svg:y2="7.6cm">
              <text:p/>
            </draw:line>
          </draw:g>
          <draw:g>
            <draw:custom-shape draw:style-name="gr6" draw:text-style-name="P8" draw:layer="layout" svg:width="1cm" svg:height="1cm" svg:x="8.102cm" svg:y="6.6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6.6cm" svg:x2="9.102cm" svg:y2="7.6cm">
              <text:p/>
            </draw:line>
          </draw:g>
          <draw:g>
            <draw:custom-shape draw:style-name="gr6" draw:text-style-name="P8" draw:layer="layout" svg:width="1cm" svg:height="1cm" svg:x="9.103cm" svg:y="6.6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6.6cm" svg:x2="10.103cm" svg:y2="7.6cm">
              <text:p/>
            </draw:line>
          </draw:g>
          <draw:custom-shape draw:style-name="gr9" draw:text-style-name="P7" draw:layer="layout" svg:width="6.004cm" svg:height="1cm" svg:x="6.1cm" svg:y="6.6cm">
            <text:p/>
            <draw:enhanced-geometry svg:viewBox="0 0 21600 21600" draw:type="rectangle" draw:enhanced-path="M 0 0 L 21600 0 21600 21600 0 21600 0 0 Z N"/>
          </draw:custom-shape>
        </draw:g>
        <draw:g>
          <draw:g>
            <draw:custom-shape draw:style-name="gr6" draw:text-style-name="P8" draw:layer="layout" svg:width="1cm" svg:height="1cm" svg:x="10.103cm" svg:y="8.9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8.9cm" svg:x2="11.103cm" svg:y2="9.9cm">
              <text:p/>
            </draw:line>
          </draw:g>
          <draw:g>
            <draw:custom-shape draw:style-name="gr6" draw:text-style-name="P8" draw:layer="layout" svg:width="1cm" svg:height="1cm" svg:x="11.104cm" svg:y="8.9cm">
              <text:p text:style-name="P5"><text:span text:style-name="T5">5</text:span></text:p>
              <draw:enhanced-geometry svg:viewBox="0 0 21600 21600" draw:type="rectangle" draw:enhanced-path="M 0 0 L 21600 0 21600 21600 0 21600 0 0 Z N"/>
            </draw:custom-shape>
            <draw:line draw:style-name="gr7" draw:text-style-name="P7" draw:layer="layout" svg:x1="12.104cm" svg:y1="8.9cm" svg:x2="12.104cm" svg:y2="9.9cm">
              <text:p/>
            </draw:line>
          </draw:g>
          <draw:g>
            <draw:custom-shape draw:style-name="gr6" draw:text-style-name="P8" draw:layer="layout" svg:width="1cm" svg:height="1cm" svg:x="12.105cm" svg:y="8.9cm">
              <text:p text:style-name="P5"><text:span text:style-name="T5">6</text:span></text:p>
              <draw:enhanced-geometry svg:viewBox="0 0 21600 21600" draw:type="rectangle" draw:enhanced-path="M 0 0 L 21600 0 21600 21600 0 21600 0 0 Z N"/>
            </draw:custom-shape>
            <draw:line draw:style-name="gr7" draw:text-style-name="P7" draw:layer="layout" svg:x1="13.105cm" svg:y1="8.9cm" svg:x2="13.105cm" svg:y2="9.9cm">
              <text:p/>
            </draw:line>
          </draw:g>
          <draw:g>
            <draw:custom-shape draw:style-name="gr6" draw:text-style-name="P8" draw:layer="layout" svg:width="1cm" svg:height="1cm" svg:x="13.106cm" svg:y="8.9cm">
              <text:p text:style-name="P5"><text:span text:style-name="T5">7</text:span></text:p>
              <draw:enhanced-geometry svg:viewBox="0 0 21600 21600" draw:type="rectangle" draw:enhanced-path="M 0 0 L 21600 0 21600 21600 0 21600 0 0 Z N"/>
            </draw:custom-shape>
            <draw:line draw:style-name="gr7" draw:text-style-name="P7" draw:layer="layout" svg:x1="14.106cm" svg:y1="8.9cm" svg:x2="14.106cm" svg:y2="9.9cm">
              <text:p/>
            </draw:line>
          </draw:g>
          <draw:g>
            <draw:custom-shape draw:style-name="gr6" draw:text-style-name="P8" draw:layer="layout" svg:width="1cm" svg:height="1cm" svg:x="6.1cm" svg:y="8.9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8.9cm" svg:x2="7.1cm" svg:y2="9.9cm">
              <text:p/>
            </draw:line>
          </draw:g>
          <draw:g>
            <draw:custom-shape draw:style-name="gr6" draw:text-style-name="P8" draw:layer="layout" svg:width="1cm" svg:height="1cm" svg:x="7.101cm" svg:y="8.9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8.9cm" svg:x2="8.101cm" svg:y2="9.9cm">
              <text:p/>
            </draw:line>
          </draw:g>
          <draw:g>
            <draw:custom-shape draw:style-name="gr6" draw:text-style-name="P8" draw:layer="layout" svg:width="1cm" svg:height="1cm" svg:x="8.102cm" svg:y="8.9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8.9cm" svg:x2="9.102cm" svg:y2="9.9cm">
              <text:p/>
            </draw:line>
          </draw:g>
          <draw:g>
            <draw:custom-shape draw:style-name="gr6" draw:text-style-name="P8" draw:layer="layout" svg:width="1cm" svg:height="1cm" svg:x="9.103cm" svg:y="8.9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8.9cm" svg:x2="10.103cm" svg:y2="9.9cm">
              <text:p/>
            </draw:line>
          </draw:g>
          <draw:g>
            <draw:custom-shape draw:style-name="gr6" draw:text-style-name="P8" draw:layer="layout" svg:width="1cm" svg:height="1cm" svg:x="14.107cm" svg:y="8.9cm">
              <text:p text:style-name="P5"><text:span text:style-name="T5">8</text:span></text:p>
              <draw:enhanced-geometry svg:viewBox="0 0 21600 21600" draw:type="rectangle" draw:enhanced-path="M 0 0 L 21600 0 21600 21600 0 21600 0 0 Z N"/>
            </draw:custom-shape>
            <draw:line draw:style-name="gr7" draw:text-style-name="P7" draw:layer="layout" svg:x1="15.107cm" svg:y1="8.9cm" svg:x2="15.107cm" svg:y2="9.9cm">
              <text:p/>
            </draw:line>
          </draw:g>
          <draw:custom-shape draw:style-name="gr6" draw:text-style-name="P8" draw:layer="layout" svg:width="1cm" svg:height="1cm" svg:x="15.108cm" svg:y="8.9cm">
            <text:p text:style-name="P5"><text:span text:style-name="T5">9</text:span></text:p>
            <draw:enhanced-geometry svg:viewBox="0 0 21600 21600" draw:type="rectangle" draw:enhanced-path="M 0 0 L 21600 0 21600 21600 0 21600 0 0 Z N"/>
          </draw:custom-shape>
          <draw:custom-shape draw:style-name="gr10" draw:text-style-name="P7" draw:layer="layout" svg:width="10.008cm" svg:height="1cm" svg:x="6.1cm" svg:y="8.9cm">
            <text:p/>
            <draw:enhanced-geometry svg:viewBox="0 0 21600 21600" draw:type="rectangle" draw:enhanced-path="M 0 0 L 21600 0 21600 21600 0 21600 0 0 Z N"/>
          </draw:custom-shape>
        </draw:g>
        <draw:line draw:style-name="gr5" draw:text-style-name="P7" draw:layer="layout" svg:x1="22.099cm" svg:y1="7.107cm" svg:x2="16.108cm" svg:y2="9.5cm">
          <text:p/>
        </draw:line>
        <draw:custom-shape draw:style-name="gr11" draw:text-style-name="P7"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9" draw:layer="layout" svg:width="2.5cm" svg:height="0.806cm" svg:x="10.45cm" svg:y="2.894cm">
          <draw:text-box>
            <text:p text:style-name="P5"><text:span text:style-name="T6">Topic A</text:span></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draw:text-box>
              <text:p>A Topic is a category or feed name to which records are published.</text:p>
              <text:p>Topics are multi-subscriber, can have zero or more subscribers.</text:p>
              <text:p>Each partition is ordered, immutable sequence of records that are appended – a structured commit log.</text:p>
              <text:p>Records in partitions are assigned a sequential id, the offset that uniquely identifies the record within the partition.</text:p>
              <text:p>Kafka durable persists all published records.</text:p>
              <text:p>Retention deletes records and frees up space.</text:p>
              <text:p/>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6" draw:layer="layout" svg:width="2.286cm" svg:height="0.762cm" svg:x="3.302cm" svg:y="4.445cm">
          <text:p text:style-name="P5"><text:span text:style-name="T4">Partition 0</text:span></text:p>
          <draw:enhanced-geometry svg:viewBox="0 0 21600 21600" draw:type="rectangle" draw:enhanced-path="M 0 0 L 21600 0 21600 21600 0 21600 0 0 Z N"/>
        </draw:custom-shape>
        <draw:custom-shape draw:style-name="gr3" draw:text-style-name="P6" draw:layer="layout" svg:width="2.286cm" svg:height="0.762cm" svg:x="3.302cm" svg:y="6.731cm">
          <text:p text:style-name="P5"><text:span text:style-name="T4">Partition 1</text:span></text:p>
          <draw:enhanced-geometry svg:viewBox="0 0 21600 21600" draw:type="rectangle" draw:enhanced-path="M 0 0 L 21600 0 21600 21600 0 21600 0 0 Z N"/>
        </draw:custom-shape>
        <draw:custom-shape draw:style-name="gr3" draw:text-style-name="P6" draw:layer="layout" svg:width="2.286cm" svg:height="0.762cm" svg:x="3.302cm" svg:y="9.017cm">
          <text:p text:style-name="P5"><text:span text:style-name="T4">Partition 2</text:span></text:p>
          <draw:enhanced-geometry svg:viewBox="0 0 21600 21600" draw:type="rectangle" draw:enhanced-path="M 0 0 L 21600 0 21600 21600 0 21600 0 0 Z N"/>
        </draw:custom-shape>
        <draw:g>
          <draw:g>
            <draw:custom-shape draw:style-name="gr6" draw:text-style-name="P8" draw:layer="layout" svg:width="1cm" svg:height="1cm" svg:x="10.103cm" svg:y="4.3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4.3cm" svg:x2="11.103cm" svg:y2="5.3cm">
              <text:p/>
            </draw:line>
          </draw:g>
          <draw:g>
            <draw:custom-shape draw:style-name="gr6" draw:text-style-name="P8" draw:layer="layout" svg:width="1cm" svg:height="1cm" svg:x="11.104cm" svg:y="4.3cm">
              <text:p text:style-name="P5"><text:span text:style-name="T5">5</text:span></text:p>
              <draw:enhanced-geometry svg:viewBox="0 0 21600 21600" draw:type="rectangle" draw:enhanced-path="M 0 0 L 21600 0 21600 21600 0 21600 0 0 Z N"/>
            </draw:custom-shape>
            <draw:line draw:style-name="gr7" draw:text-style-name="P7" draw:layer="layout" svg:x1="12.104cm" svg:y1="4.3cm" svg:x2="12.104cm" svg:y2="5.3cm">
              <text:p/>
            </draw:line>
          </draw:g>
          <draw:g>
            <draw:custom-shape draw:style-name="gr6" draw:text-style-name="P8" draw:layer="layout" svg:width="1cm" svg:height="1cm" svg:x="12.105cm" svg:y="4.3cm">
              <text:p text:style-name="P5"><text:span text:style-name="T5">6</text:span></text:p>
              <draw:enhanced-geometry svg:viewBox="0 0 21600 21600" draw:type="rectangle" draw:enhanced-path="M 0 0 L 21600 0 21600 21600 0 21600 0 0 Z N"/>
            </draw:custom-shape>
            <draw:line draw:style-name="gr7" draw:text-style-name="P7" draw:layer="layout" svg:x1="13.105cm" svg:y1="4.3cm" svg:x2="13.105cm" svg:y2="5.3cm">
              <text:p/>
            </draw:line>
          </draw:g>
          <draw:g>
            <draw:custom-shape draw:style-name="gr6" draw:text-style-name="P8" draw:layer="layout" svg:width="1cm" svg:height="1cm" svg:x="13.106cm" svg:y="4.3cm">
              <text:p text:style-name="P5"><text:span text:style-name="T5">7</text:span></text:p>
              <draw:enhanced-geometry svg:viewBox="0 0 21600 21600" draw:type="rectangle" draw:enhanced-path="M 0 0 L 21600 0 21600 21600 0 21600 0 0 Z N"/>
            </draw:custom-shape>
            <draw:line draw:style-name="gr7" draw:text-style-name="P7" draw:layer="layout" svg:x1="14.106cm" svg:y1="4.3cm" svg:x2="14.106cm" svg:y2="5.3cm">
              <text:p/>
            </draw:line>
          </draw:g>
          <draw:g>
            <draw:custom-shape draw:style-name="gr6" draw:text-style-name="P8" draw:layer="layout" svg:width="1cm" svg:height="1cm" svg:x="6.1cm" svg:y="4.3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4.3cm" svg:x2="7.1cm" svg:y2="5.3cm">
              <text:p/>
            </draw:line>
          </draw:g>
          <draw:g>
            <draw:custom-shape draw:style-name="gr6" draw:text-style-name="P8" draw:layer="layout" svg:width="1cm" svg:height="1cm" svg:x="7.101cm" svg:y="4.3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4.3cm" svg:x2="8.101cm" svg:y2="5.3cm">
              <text:p/>
            </draw:line>
          </draw:g>
          <draw:g>
            <draw:custom-shape draw:style-name="gr6" draw:text-style-name="P8" draw:layer="layout" svg:width="1cm" svg:height="1cm" svg:x="8.102cm" svg:y="4.3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4.3cm" svg:x2="9.102cm" svg:y2="5.3cm">
              <text:p/>
            </draw:line>
          </draw:g>
          <draw:g>
            <draw:custom-shape draw:style-name="gr6" draw:text-style-name="P8" draw:layer="layout" svg:width="1cm" svg:height="1cm" svg:x="9.103cm" svg:y="4.3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4.3cm" svg:x2="10.103cm" svg:y2="5.3cm">
              <text:p/>
            </draw:line>
          </draw:g>
          <draw:g>
            <draw:custom-shape draw:style-name="gr6" draw:text-style-name="P8" draw:layer="layout" svg:width="1cm" svg:height="1cm" svg:x="18.11cm" svg:y="4.3cm">
              <text:p text:style-name="P5"><text:span text:style-name="T5">12</text:span></text:p>
              <draw:enhanced-geometry svg:viewBox="0 0 21600 21600" draw:type="rectangle" draw:enhanced-path="M 0 0 L 21600 0 21600 21600 0 21600 0 0 Z N"/>
            </draw:custom-shape>
            <draw:line draw:style-name="gr7" draw:text-style-name="P7" draw:layer="layout" svg:x1="19.11cm" svg:y1="4.3cm" svg:x2="19.11cm" svg:y2="5.3cm">
              <text:p/>
            </draw:line>
          </draw:g>
          <draw:custom-shape draw:style-name="gr6" draw:text-style-name="P8" draw:layer="layout" svg:width="1cm" svg:height="1cm" svg:x="19.111cm" svg:y="4.3cm">
            <text:p text:style-name="P5"><text:span text:style-name="T5">13</text:span></text:p>
            <draw:enhanced-geometry svg:viewBox="0 0 21600 21600" draw:type="rectangle" draw:enhanced-path="M 0 0 L 21600 0 21600 21600 0 21600 0 0 Z N"/>
          </draw:custom-shape>
          <draw:g>
            <draw:custom-shape draw:style-name="gr6" draw:text-style-name="P8" draw:layer="layout" svg:width="1cm" svg:height="1cm" svg:x="14.107cm" svg:y="4.3cm">
              <text:p text:style-name="P5"><text:span text:style-name="T5">8</text:span></text:p>
              <draw:enhanced-geometry svg:viewBox="0 0 21600 21600" draw:type="rectangle" draw:enhanced-path="M 0 0 L 21600 0 21600 21600 0 21600 0 0 Z N"/>
            </draw:custom-shape>
            <draw:line draw:style-name="gr7" draw:text-style-name="P7" draw:layer="layout" svg:x1="15.107cm" svg:y1="4.3cm" svg:x2="15.107cm" svg:y2="5.3cm">
              <text:p/>
            </draw:line>
          </draw:g>
          <draw:g>
            <draw:custom-shape draw:style-name="gr6" draw:text-style-name="P8" draw:layer="layout" svg:width="1cm" svg:height="1cm" svg:x="15.108cm" svg:y="4.3cm">
              <text:p text:style-name="P5"><text:span text:style-name="T5">9</text:span></text:p>
              <draw:enhanced-geometry svg:viewBox="0 0 21600 21600" draw:type="rectangle" draw:enhanced-path="M 0 0 L 21600 0 21600 21600 0 21600 0 0 Z N"/>
            </draw:custom-shape>
            <draw:line draw:style-name="gr7" draw:text-style-name="P7" draw:layer="layout" svg:x1="16.108cm" svg:y1="4.3cm" svg:x2="16.108cm" svg:y2="5.3cm">
              <text:p/>
            </draw:line>
          </draw:g>
          <draw:g>
            <draw:custom-shape draw:style-name="gr6" draw:text-style-name="P8" draw:layer="layout" svg:width="1cm" svg:height="1cm" svg:x="16.109cm" svg:y="4.3cm">
              <text:p text:style-name="P5"><text:span text:style-name="T5">10</text:span></text:p>
              <draw:enhanced-geometry svg:viewBox="0 0 21600 21600" draw:type="rectangle" draw:enhanced-path="M 0 0 L 21600 0 21600 21600 0 21600 0 0 Z N"/>
            </draw:custom-shape>
            <draw:line draw:style-name="gr7" draw:text-style-name="P7" draw:layer="layout" svg:x1="17.109cm" svg:y1="4.3cm" svg:x2="17.109cm" svg:y2="5.3cm">
              <text:p/>
            </draw:line>
          </draw:g>
          <draw:g>
            <draw:custom-shape draw:style-name="gr6" draw:text-style-name="P8" draw:layer="layout" svg:width="1cm" svg:height="1cm" svg:x="17.11cm" svg:y="4.3cm">
              <text:p text:style-name="P5"><text:span text:style-name="T5">11</text:span></text:p>
              <draw:enhanced-geometry svg:viewBox="0 0 21600 21600" draw:type="rectangle" draw:enhanced-path="M 0 0 L 21600 0 21600 21600 0 21600 0 0 Z N"/>
            </draw:custom-shape>
            <draw:line draw:style-name="gr7" draw:text-style-name="P7" draw:layer="layout" svg:x1="18.11cm" svg:y1="4.3cm" svg:x2="18.11cm" svg:y2="5.3cm">
              <text:p/>
            </draw:line>
          </draw:g>
          <draw:custom-shape draw:style-name="gr8" draw:text-style-name="P7" draw:layer="layout" svg:width="14.011cm" svg:height="1cm" svg:x="6.1cm" svg:y="4.3cm">
            <text:p/>
            <draw:enhanced-geometry svg:viewBox="0 0 21600 21600" draw:type="rectangle" draw:enhanced-path="M 0 0 L 21600 0 21600 21600 0 21600 0 0 Z N"/>
          </draw:custom-shape>
        </draw:g>
        <draw:g>
          <draw:g>
            <draw:custom-shape draw:style-name="gr6" draw:text-style-name="P8" draw:layer="layout" svg:width="1cm" svg:height="1cm" svg:x="10.103cm" svg:y="6.6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6.6cm" svg:x2="11.103cm" svg:y2="7.6cm">
              <text:p/>
            </draw:line>
          </draw:g>
          <draw:custom-shape draw:style-name="gr6" draw:text-style-name="P8" draw:layer="layout" svg:width="1cm" svg:height="1cm" svg:x="11.104cm" svg:y="6.6cm">
            <text:p text:style-name="P5"><text:span text:style-name="T5">5</text:span></text:p>
            <draw:enhanced-geometry svg:viewBox="0 0 21600 21600" draw:type="rectangle" draw:enhanced-path="M 0 0 L 21600 0 21600 21600 0 21600 0 0 Z N"/>
          </draw:custom-shape>
          <draw:g>
            <draw:custom-shape draw:style-name="gr6" draw:text-style-name="P8" draw:layer="layout" svg:width="1cm" svg:height="1cm" svg:x="6.1cm" svg:y="6.6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6.6cm" svg:x2="7.1cm" svg:y2="7.6cm">
              <text:p/>
            </draw:line>
          </draw:g>
          <draw:g>
            <draw:custom-shape draw:style-name="gr6" draw:text-style-name="P8" draw:layer="layout" svg:width="1cm" svg:height="1cm" svg:x="7.101cm" svg:y="6.6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6.6cm" svg:x2="8.101cm" svg:y2="7.6cm">
              <text:p/>
            </draw:line>
          </draw:g>
          <draw:g>
            <draw:custom-shape draw:style-name="gr6" draw:text-style-name="P8" draw:layer="layout" svg:width="1cm" svg:height="1cm" svg:x="8.102cm" svg:y="6.6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6.6cm" svg:x2="9.102cm" svg:y2="7.6cm">
              <text:p/>
            </draw:line>
          </draw:g>
          <draw:g>
            <draw:custom-shape draw:style-name="gr6" draw:text-style-name="P8" draw:layer="layout" svg:width="1cm" svg:height="1cm" svg:x="9.103cm" svg:y="6.6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6.6cm" svg:x2="10.103cm" svg:y2="7.6cm">
              <text:p/>
            </draw:line>
          </draw:g>
          <draw:custom-shape draw:style-name="gr9" draw:text-style-name="P7" draw:layer="layout" svg:width="6.004cm" svg:height="1cm" svg:x="6.1cm" svg:y="6.6cm">
            <text:p/>
            <draw:enhanced-geometry svg:viewBox="0 0 21600 21600" draw:type="rectangle" draw:enhanced-path="M 0 0 L 21600 0 21600 21600 0 21600 0 0 Z N"/>
          </draw:custom-shape>
        </draw:g>
        <draw:g>
          <draw:g>
            <draw:custom-shape draw:style-name="gr6" draw:text-style-name="P8" draw:layer="layout" svg:width="1cm" svg:height="1cm" svg:x="10.103cm" svg:y="8.9cm">
              <text:p text:style-name="P5"><text:span text:style-name="T5">4</text:span></text:p>
              <draw:enhanced-geometry svg:viewBox="0 0 21600 21600" draw:type="rectangle" draw:enhanced-path="M 0 0 L 21600 0 21600 21600 0 21600 0 0 Z N"/>
            </draw:custom-shape>
            <draw:line draw:style-name="gr7" draw:text-style-name="P7" draw:layer="layout" svg:x1="11.103cm" svg:y1="8.9cm" svg:x2="11.103cm" svg:y2="9.9cm">
              <text:p/>
            </draw:line>
          </draw:g>
          <draw:g>
            <draw:custom-shape draw:style-name="gr6" draw:text-style-name="P8" draw:layer="layout" svg:width="1cm" svg:height="1cm" svg:x="11.104cm" svg:y="8.9cm">
              <text:p text:style-name="P5"><text:span text:style-name="T5">5</text:span></text:p>
              <draw:enhanced-geometry svg:viewBox="0 0 21600 21600" draw:type="rectangle" draw:enhanced-path="M 0 0 L 21600 0 21600 21600 0 21600 0 0 Z N"/>
            </draw:custom-shape>
            <draw:line draw:style-name="gr7" draw:text-style-name="P7" draw:layer="layout" svg:x1="12.104cm" svg:y1="8.9cm" svg:x2="12.104cm" svg:y2="9.9cm">
              <text:p/>
            </draw:line>
          </draw:g>
          <draw:g>
            <draw:custom-shape draw:style-name="gr6" draw:text-style-name="P8" draw:layer="layout" svg:width="1cm" svg:height="1cm" svg:x="12.105cm" svg:y="8.9cm">
              <text:p text:style-name="P5"><text:span text:style-name="T5">6</text:span></text:p>
              <draw:enhanced-geometry svg:viewBox="0 0 21600 21600" draw:type="rectangle" draw:enhanced-path="M 0 0 L 21600 0 21600 21600 0 21600 0 0 Z N"/>
            </draw:custom-shape>
            <draw:line draw:style-name="gr7" draw:text-style-name="P7" draw:layer="layout" svg:x1="13.105cm" svg:y1="8.9cm" svg:x2="13.105cm" svg:y2="9.9cm">
              <text:p/>
            </draw:line>
          </draw:g>
          <draw:g>
            <draw:custom-shape draw:style-name="gr6" draw:text-style-name="P8" draw:layer="layout" svg:width="1cm" svg:height="1cm" svg:x="13.106cm" svg:y="8.9cm">
              <text:p text:style-name="P5"><text:span text:style-name="T5">7</text:span></text:p>
              <draw:enhanced-geometry svg:viewBox="0 0 21600 21600" draw:type="rectangle" draw:enhanced-path="M 0 0 L 21600 0 21600 21600 0 21600 0 0 Z N"/>
            </draw:custom-shape>
            <draw:line draw:style-name="gr7" draw:text-style-name="P7" draw:layer="layout" svg:x1="14.106cm" svg:y1="8.9cm" svg:x2="14.106cm" svg:y2="9.9cm">
              <text:p/>
            </draw:line>
          </draw:g>
          <draw:g>
            <draw:custom-shape draw:style-name="gr6" draw:text-style-name="P8" draw:layer="layout" svg:width="1cm" svg:height="1cm" svg:x="6.1cm" svg:y="8.9cm">
              <text:p text:style-name="P5"><text:span text:style-name="T5">0</text:span></text:p>
              <draw:enhanced-geometry svg:viewBox="0 0 21600 21600" draw:type="rectangle" draw:enhanced-path="M 0 0 L 21600 0 21600 21600 0 21600 0 0 Z N"/>
            </draw:custom-shape>
            <draw:line draw:style-name="gr7" draw:text-style-name="P7" draw:layer="layout" svg:x1="7.1cm" svg:y1="8.9cm" svg:x2="7.1cm" svg:y2="9.9cm">
              <text:p/>
            </draw:line>
          </draw:g>
          <draw:g>
            <draw:custom-shape draw:style-name="gr6" draw:text-style-name="P8" draw:layer="layout" svg:width="1cm" svg:height="1cm" svg:x="7.101cm" svg:y="8.9cm">
              <text:p text:style-name="P5"><text:span text:style-name="T5">1</text:span></text:p>
              <draw:enhanced-geometry svg:viewBox="0 0 21600 21600" draw:type="rectangle" draw:enhanced-path="M 0 0 L 21600 0 21600 21600 0 21600 0 0 Z N"/>
            </draw:custom-shape>
            <draw:line draw:style-name="gr7" draw:text-style-name="P7" draw:layer="layout" svg:x1="8.101cm" svg:y1="8.9cm" svg:x2="8.101cm" svg:y2="9.9cm">
              <text:p/>
            </draw:line>
          </draw:g>
          <draw:g>
            <draw:custom-shape draw:style-name="gr6" draw:text-style-name="P8" draw:layer="layout" svg:width="1cm" svg:height="1cm" svg:x="8.102cm" svg:y="8.9cm">
              <text:p text:style-name="P5"><text:span text:style-name="T5">2</text:span></text:p>
              <draw:enhanced-geometry svg:viewBox="0 0 21600 21600" draw:type="rectangle" draw:enhanced-path="M 0 0 L 21600 0 21600 21600 0 21600 0 0 Z N"/>
            </draw:custom-shape>
            <draw:line draw:style-name="gr7" draw:text-style-name="P7" draw:layer="layout" svg:x1="9.102cm" svg:y1="8.9cm" svg:x2="9.102cm" svg:y2="9.9cm">
              <text:p/>
            </draw:line>
          </draw:g>
          <draw:g>
            <draw:custom-shape draw:style-name="gr6" draw:text-style-name="P8" draw:layer="layout" svg:width="1cm" svg:height="1cm" svg:x="9.103cm" svg:y="8.9cm">
              <text:p text:style-name="P5"><text:span text:style-name="T5">3</text:span></text:p>
              <draw:enhanced-geometry svg:viewBox="0 0 21600 21600" draw:type="rectangle" draw:enhanced-path="M 0 0 L 21600 0 21600 21600 0 21600 0 0 Z N"/>
            </draw:custom-shape>
            <draw:line draw:style-name="gr7" draw:text-style-name="P7" draw:layer="layout" svg:x1="10.103cm" svg:y1="8.9cm" svg:x2="10.103cm" svg:y2="9.9cm">
              <text:p/>
            </draw:line>
          </draw:g>
          <draw:g>
            <draw:custom-shape draw:style-name="gr6" draw:text-style-name="P8" draw:layer="layout" svg:width="1cm" svg:height="1cm" svg:x="14.107cm" svg:y="8.9cm">
              <text:p text:style-name="P5"><text:span text:style-name="T5">8</text:span></text:p>
              <draw:enhanced-geometry svg:viewBox="0 0 21600 21600" draw:type="rectangle" draw:enhanced-path="M 0 0 L 21600 0 21600 21600 0 21600 0 0 Z N"/>
            </draw:custom-shape>
            <draw:line draw:style-name="gr7" draw:text-style-name="P7" draw:layer="layout" svg:x1="15.107cm" svg:y1="8.9cm" svg:x2="15.107cm" svg:y2="9.9cm">
              <text:p/>
            </draw:line>
          </draw:g>
          <draw:custom-shape draw:style-name="gr6" draw:text-style-name="P8" draw:layer="layout" svg:width="1cm" svg:height="1cm" svg:x="15.108cm" svg:y="8.9cm">
            <text:p text:style-name="P5"><text:span text:style-name="T5">9</text:span></text:p>
            <draw:enhanced-geometry svg:viewBox="0 0 21600 21600" draw:type="rectangle" draw:enhanced-path="M 0 0 L 21600 0 21600 21600 0 21600 0 0 Z N"/>
          </draw:custom-shape>
          <draw:custom-shape draw:style-name="gr10" draw:text-style-name="P7" draw:layer="layout" svg:width="10.008cm" svg:height="1cm" svg:x="6.1cm" svg:y="8.9cm">
            <text:p/>
            <draw:enhanced-geometry svg:viewBox="0 0 21600 21600" draw:type="rectangle" draw:enhanced-path="M 0 0 L 21600 0 21600 21600 0 21600 0 0 Z N"/>
          </draw:custom-shape>
        </draw:g>
        <draw:custom-shape draw:style-name="gr4" draw:text-style-name="P6" draw:layer="layout" svg:width="3.302cm" svg:height="0.762cm" svg:x="13.206cm" svg:y="11.688cm">
          <text:p text:style-name="P5"><text:span text:style-name="T4">Consumer B reads</text:span></text:p>
          <text:p text:style-name="P5"><text:span text:style-name="T4">Offset 8</text:span></text:p>
          <draw:enhanced-geometry svg:viewBox="0 0 21600 21600" draw:type="rectangle" draw:enhanced-path="M 0 0 L 21600 0 21600 21600 0 21600 0 0 Z N"/>
        </draw:custom-shape>
        <draw:line draw:style-name="gr13" draw:text-style-name="P7" draw:layer="layout" svg:x1="14.6cm" svg:y1="9.91cm" svg:x2="14.73cm" svg:y2="11.434cm">
          <text:p/>
        </draw:line>
        <draw:custom-shape draw:style-name="gr4" draw:text-style-name="P6" draw:layer="layout" svg:width="3.302cm" svg:height="0.762cm" svg:x="8.634cm" svg:y="11.688cm">
          <text:p text:style-name="P5"><text:span text:style-name="T4">Consumer A reads</text:span></text:p>
          <text:p text:style-name="P5"><text:span text:style-name="T4">Offset 4</text:span></text:p>
          <draw:enhanced-geometry svg:viewBox="0 0 21600 21600" draw:type="rectangle" draw:enhanced-path="M 0 0 L 21600 0 21600 21600 0 21600 0 0 Z N"/>
        </draw:custom-shape>
        <draw:line draw:style-name="gr13" draw:text-style-name="P7" draw:layer="layout" svg:x1="10.6cm" svg:y1="9.9cm" svg:x2="10.158cm" svg:y2="11.434cm">
          <text:p/>
        </draw:lin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draw:text-box>
              <text:p>The only metadata Kafka stores about consumers is their offset of that consumer in the log.</text:p>
              <text:p>Offset is controlled by consumer. Can consume from anywhere.</text:p>
              <text:p>This means consumers are very cheap.</text:p>
              <text:p>Partitions are used to scale. Each partition must fit on the server that host it.</text:p>
              <text:p>Partitions are the unit of parallelism</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6" draw:layer="layout" svg:width="2.286cm" svg:height="0.762cm" svg:x="3.302cm" svg:y="4.445cm">
          <text:p text:style-name="P5"><text:span text:style-name="T4">Partition 0</text:span></text:p>
          <draw:enhanced-geometry svg:viewBox="0 0 21600 21600" draw:type="rectangle" draw:enhanced-path="M 0 0 L 21600 0 21600 21600 0 21600 0 0 Z N"/>
        </draw:custom-shape>
        <draw:custom-shape draw:style-name="gr3" draw:text-style-name="P6" draw:layer="layout" svg:width="2.286cm" svg:height="0.762cm" svg:x="3.302cm" svg:y="6.731cm">
          <text:p text:style-name="P5"><text:span text:style-name="T4">Partition 1</text:span></text:p>
          <draw:enhanced-geometry svg:viewBox="0 0 21600 21600" draw:type="rectangle" draw:enhanced-path="M 0 0 L 21600 0 21600 21600 0 21600 0 0 Z N"/>
        </draw:custom-shape>
        <draw:custom-shape draw:style-name="gr3" draw:text-style-name="P6" draw:layer="layout" svg:width="2.286cm" svg:height="0.762cm" svg:x="3.302cm" svg:y="9.017cm">
          <text:p text:style-name="P5"><text:span text:style-name="T4">Partition 2</text:span></text:p>
          <draw:enhanced-geometry svg:viewBox="0 0 21600 21600" draw:type="rectangle" draw:enhanced-path="M 0 0 L 21600 0 21600 21600 0 21600 0 0 Z N"/>
        </draw:custom-shape>
        <draw:g>
          <draw:g>
            <draw:custom-shape draw:style-name="gr6" draw:text-style-name="P8" draw:layer="layout" svg:width="1cm" svg:height="1cm" svg:x="6.1cm" svg:y="4.3cm">
              <text:p text:style-name="P5"><text:span text:style-name="T5">k0</text:span></text:p>
              <draw:enhanced-geometry svg:viewBox="0 0 21600 21600" draw:type="rectangle" draw:enhanced-path="M 0 0 L 21600 0 21600 21600 0 21600 0 0 Z N"/>
            </draw:custom-shape>
            <draw:line draw:style-name="gr7" draw:text-style-name="P7" draw:layer="layout" svg:x1="7.1cm" svg:y1="4.3cm" svg:x2="7.1cm" svg:y2="5.3cm">
              <text:p/>
            </draw:line>
          </draw:g>
          <draw:g>
            <draw:custom-shape draw:style-name="gr6" draw:text-style-name="P8" draw:layer="layout" svg:width="1cm" svg:height="1cm" svg:x="7.101cm" svg:y="4.3cm">
              <text:p text:style-name="P5"><text:span text:style-name="T5">k0</text:span></text:p>
              <draw:enhanced-geometry svg:viewBox="0 0 21600 21600" draw:type="rectangle" draw:enhanced-path="M 0 0 L 21600 0 21600 21600 0 21600 0 0 Z N"/>
            </draw:custom-shape>
            <draw:line draw:style-name="gr7" draw:text-style-name="P7" draw:layer="layout" svg:x1="8.101cm" svg:y1="4.3cm" svg:x2="8.101cm" svg:y2="5.3cm">
              <text:p/>
            </draw:line>
          </draw:g>
          <draw:custom-shape draw:style-name="gr6" draw:text-style-name="P8" draw:layer="layout" svg:width="1cm" svg:height="1cm" svg:x="8.102cm" svg:y="4.3cm">
            <text:p text:style-name="P5"><text:span text:style-name="T5">k0</text:span></text:p>
            <draw:enhanced-geometry svg:viewBox="0 0 21600 21600" draw:type="rectangle" draw:enhanced-path="M 0 0 L 21600 0 21600 21600 0 21600 0 0 Z N"/>
          </draw:custom-shape>
          <draw:custom-shape draw:style-name="gr14" draw:text-style-name="P7" draw:layer="layout" svg:width="3.002cm" svg:height="1cm" svg:x="6.1cm" svg:y="4.3cm">
            <text:p/>
            <draw:enhanced-geometry svg:viewBox="0 0 21600 21600" draw:type="rectangle" draw:enhanced-path="M 0 0 L 21600 0 21600 21600 0 21600 0 0 Z N"/>
          </draw:custom-shape>
        </draw:g>
        <draw:g>
          <draw:g>
            <draw:custom-shape draw:style-name="gr6" draw:text-style-name="P8" draw:layer="layout" svg:width="1cm" svg:height="1cm" svg:x="6.1cm" svg:y="6.6cm">
              <text:p text:style-name="P5"><text:span text:style-name="T5">k1</text:span></text:p>
              <draw:enhanced-geometry svg:viewBox="0 0 21600 21600" draw:type="rectangle" draw:enhanced-path="M 0 0 L 21600 0 21600 21600 0 21600 0 0 Z N"/>
            </draw:custom-shape>
            <draw:line draw:style-name="gr7" draw:text-style-name="P7" draw:layer="layout" svg:x1="7.1cm" svg:y1="6.6cm" svg:x2="7.1cm" svg:y2="7.6cm">
              <text:p/>
            </draw:line>
          </draw:g>
          <draw:custom-shape draw:style-name="gr6" draw:text-style-name="P8" draw:layer="layout" svg:width="1cm" svg:height="1cm" svg:x="7.101cm" svg:y="6.6cm">
            <text:p text:style-name="P5"><text:span text:style-name="T5">k1</text:span></text:p>
            <draw:enhanced-geometry svg:viewBox="0 0 21600 21600" draw:type="rectangle" draw:enhanced-path="M 0 0 L 21600 0 21600 21600 0 21600 0 0 Z N"/>
          </draw:custom-shape>
          <draw:custom-shape draw:style-name="gr15" draw:text-style-name="P7" draw:layer="layout" svg:width="2.001cm" svg:height="1cm" svg:x="6.1cm" svg:y="6.6cm">
            <text:p/>
            <draw:enhanced-geometry svg:viewBox="0 0 21600 21600" draw:type="rectangle" draw:enhanced-path="M 0 0 L 21600 0 21600 21600 0 21600 0 0 Z N"/>
          </draw:custom-shape>
        </draw:g>
        <draw:g>
          <draw:custom-shape draw:style-name="gr6" draw:text-style-name="P8" draw:layer="layout" svg:width="1cm" svg:height="1cm" svg:x="6.1cm" svg:y="8.9cm">
            <text:p text:style-name="P5"><text:span text:style-name="T5">k2</text:span></text:p>
            <draw:enhanced-geometry svg:viewBox="0 0 21600 21600" draw:type="rectangle" draw:enhanced-path="M 0 0 L 21600 0 21600 21600 0 21600 0 0 Z N"/>
          </draw:custom-shape>
          <draw:custom-shape draw:style-name="gr16" draw:text-style-name="P7" draw:layer="layout" svg:width="1cm" svg:height="1cm" svg:x="6.1cm" svg:y="8.9cm">
            <text:p/>
            <draw:enhanced-geometry svg:viewBox="0 0 21600 21600" draw:type="rectangle" draw:enhanced-path="M 0 0 L 21600 0 21600 21600 0 21600 0 0 Z N"/>
          </draw:custom-shape>
        </draw:g>
        <draw:custom-shape draw:style-name="gr17" draw:text-style-name="P6" draw:layer="layout" svg:width="4.5cm" svg:height="0.762cm" svg:x="12.1cm" svg:y="5cm">
          <text:p text:style-name="P5"><text:span text:style-name="T4">hash(key) % partitions</text:span></text:p>
          <draw:enhanced-geometry svg:viewBox="0 0 21600 21600" draw:type="rectangle" draw:enhanced-path="M 0 0 L 21600 0 21600 21600 0 21600 0 0 Z N"/>
        </draw:custom-shape>
        <draw:custom-shape draw:style-name="gr18" draw:text-style-name="P7" draw:layer="layout" svg:width="0.9cm" svg:height="2.7cm" svg:x="13.9cm" svg:y="5.8cm">
          <text:p/>
          <draw:enhanced-geometry svg:viewBox="0 0 21600 21600" draw:type="rectangle" draw:enhanced-path="M 0 0 L 21600 0 21600 21600 0 21600 0 0 Z N"/>
        </draw:custom-shape>
        <draw:g>
          <draw:g>
            <draw:custom-shape draw:style-name="gr6" draw:text-style-name="P8" draw:layer="layout" svg:width="1cm" svg:height="1cm" svg:x="16.298cm" svg:y="6.6cm">
              <text:p text:style-name="P5"><text:span text:style-name="T5">k0</text:span></text:p>
              <draw:enhanced-geometry svg:viewBox="0 0 21600 21600" draw:type="rectangle" draw:enhanced-path="M 0 0 L 21600 0 21600 21600 0 21600 0 0 Z N"/>
            </draw:custom-shape>
            <draw:line draw:style-name="gr7" draw:text-style-name="P7" draw:layer="layout" svg:x1="17.298cm" svg:y1="6.6cm" svg:x2="17.298cm" svg:y2="7.6cm">
              <text:p/>
            </draw:line>
          </draw:g>
          <draw:g>
            <draw:custom-shape draw:style-name="gr6" draw:text-style-name="P8" draw:layer="layout" svg:width="1cm" svg:height="1cm" svg:x="17.299cm" svg:y="6.6cm">
              <text:p text:style-name="P5"><text:span text:style-name="T5">k1</text:span></text:p>
              <draw:enhanced-geometry svg:viewBox="0 0 21600 21600" draw:type="rectangle" draw:enhanced-path="M 0 0 L 21600 0 21600 21600 0 21600 0 0 Z N"/>
            </draw:custom-shape>
            <draw:line draw:style-name="gr7" draw:text-style-name="P7" draw:layer="layout" svg:x1="18.299cm" svg:y1="6.6cm" svg:x2="18.299cm" svg:y2="7.6cm">
              <text:p/>
            </draw:line>
          </draw:g>
          <draw:custom-shape draw:style-name="gr6" draw:text-style-name="P8" draw:layer="layout" svg:width="1cm" svg:height="1cm" svg:x="18.3cm" svg:y="6.6cm">
            <text:p text:style-name="P5"><text:span text:style-name="T5">k2</text:span></text:p>
            <draw:enhanced-geometry svg:viewBox="0 0 21600 21600" draw:type="rectangle" draw:enhanced-path="M 0 0 L 21600 0 21600 21600 0 21600 0 0 Z N"/>
          </draw:custom-shape>
          <draw:custom-shape draw:style-name="gr14" draw:text-style-name="P7" draw:layer="layout" svg:width="3.002cm" svg:height="1cm" svg:x="16.298cm" svg:y="6.6cm">
            <text:p/>
            <draw:enhanced-geometry svg:viewBox="0 0 21600 21600" draw:type="rectangle" draw:enhanced-path="M 0 0 L 21600 0 21600 21600 0 21600 0 0 Z N"/>
          </draw:custom-shape>
        </draw:g>
        <draw:line draw:style-name="gr5" draw:text-style-name="P7" draw:layer="layout" svg:x1="13.9cm" svg:y1="6.6cm" svg:x2="9.102cm" svg:y2="4.8cm">
          <text:p/>
        </draw:line>
        <draw:line draw:style-name="gr5" draw:text-style-name="P7" draw:layer="layout" svg:x1="16.298cm" svg:y1="7.1cm" svg:x2="14.8cm" svg:y2="7.1cm">
          <text:p/>
        </draw:line>
        <draw:line draw:style-name="gr5" draw:text-style-name="P7" draw:layer="layout" svg:x1="13.9cm" svg:y1="7.6cm" svg:x2="7.1cm" svg:y2="9.4cm">
          <text:p/>
        </draw:line>
        <draw:line draw:style-name="gr5" draw:text-style-name="P7" draw:layer="layout" svg:x1="13.9cm" svg:y1="7.1cm" svg:x2="8.101cm" svg:y2="7.1cm">
          <text:p/>
        </draw:line>
        <draw:custom-shape draw:style-name="gr4" draw:text-style-name="P6" draw:layer="layout" svg:width="3.302cm" svg:height="0.762cm" svg:x="19.7cm" svg:y="6.731cm">
          <text:p text:style-name="P5"><text:span text:style-name="T4">Producers writ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draw:text-box>
              <text:p>Messages are routed to partitions based on the message key.</text:p>
              <text:p>Key null → Round-Robin</text:p>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3" draw:text-style-name="P7" draw:layer="layout" draw:type="line" svg:x1="13.802cm" svg:y1="5.9cm" svg:x2="17.146cm" svg:y2="10.3cm" draw:start-shape="id1" draw:start-glue-point="1" draw:end-shape="id2" draw:end-glue-point="4" svg:d="M13802 5900l3344 4400" svg:viewBox="0 0 3345 4401">
          <text:p/>
        </draw:connector>
        <draw:connector draw:style-name="gr13" draw:text-style-name="P7" draw:layer="layout" draw:type="line" svg:x1="12.701cm" svg:y1="10.5cm" svg:x2="17.146cm" svg:y2="10.9cm" draw:start-shape="id3" draw:start-glue-point="1" draw:end-shape="id2" draw:end-glue-point="5" svg:d="M12701 10500l4445 400" svg:viewBox="0 0 4446 401">
          <text:p/>
        </draw:connector>
        <draw:connector draw:style-name="gr13" draw:text-style-name="P7" draw:layer="layout" draw:type="line" svg:x1="11.8cm" svg:y1="7cm" svg:x2="17.146cm" svg:y2="10.6cm" draw:start-shape="id4" draw:start-glue-point="1" draw:end-shape="id2" draw:end-glue-point="6" svg:d="M11800 7000l5346 3600" svg:viewBox="0 0 5347 3601">
          <text:p/>
        </draw:connector>
        <draw:connector draw:style-name="gr13" draw:text-style-name="P7" draw:layer="layout" draw:type="line" svg:x1="12.701cm" svg:y1="10.497cm" svg:x2="17.146cm" svg:y2="6.2cm" draw:end-shape="id5" draw:end-glue-point="6" svg:d="M12701 10497l4445-4297" svg:viewBox="0 0 4446 4298">
          <text:p/>
        </draw:connector>
        <draw:connector draw:style-name="gr13" draw:text-style-name="P7" draw:layer="layout" draw:type="line" svg:x1="11.8cm" svg:y1="7cm" svg:x2="17.146cm" svg:y2="7.4cm" draw:start-shape="id4" draw:end-shape="id6" draw:end-glue-point="6" svg:d="M11800 7000l5346 400" svg:viewBox="0 0 5347 401">
          <text:p/>
        </draw:connector>
        <draw:connector draw:style-name="gr13" draw:text-style-name="P7" draw:layer="layout" draw:type="line" svg:x1="13.802cm" svg:y1="5.9cm" svg:x2="17.146cm" svg:y2="5cm" draw:start-shape="id1" draw:start-glue-point="1" draw:end-shape="id7" draw:end-glue-point="6" svg:d="M13802 5900l3344-900" svg:viewBox="0 0 3345 901">
          <text:p/>
        </draw:connector>
        <draw:g>
          <draw:custom-shape draw:style-name="gr3" draw:text-style-name="P6" draw:layer="layout" svg:width="2.286cm" svg:height="0.762cm" svg:x="8.002cm" svg:y="5.545cm">
            <text:p text:style-name="P5"><text:span text:style-name="T4">Partition 0</text:span></text:p>
            <draw:enhanced-geometry svg:viewBox="0 0 21600 21600" draw:type="rectangle" draw:enhanced-path="M 0 0 L 21600 0 21600 21600 0 21600 0 0 Z N"/>
          </draw:custom-shape>
          <draw:custom-shape draw:style-name="gr3" draw:text-style-name="P6" draw:layer="layout" svg:width="2.286cm" svg:height="0.762cm" svg:x="8.002cm" svg:y="6.617cm">
            <text:p text:style-name="P5"><text:span text:style-name="T4">Partition 2</text:span></text:p>
            <draw:enhanced-geometry svg:viewBox="0 0 21600 21600" draw:type="rectangle" draw:enhanced-path="M 0 0 L 21600 0 21600 21600 0 21600 0 0 Z N"/>
          </draw:custom-shape>
          <draw:g xml:id="id1" draw:id="id1">
            <draw:g>
              <draw:custom-shape draw:style-name="gr6" draw:text-style-name="P8" draw:layer="layout" svg:width="1cm" svg:height="1cm" svg:x="10.8cm" svg:y="5.4cm">
                <text:p text:style-name="P5"><text:span text:style-name="T5">k0</text:span></text:p>
                <draw:enhanced-geometry svg:viewBox="0 0 21600 21600" draw:type="rectangle" draw:enhanced-path="M 0 0 L 21600 0 21600 21600 0 21600 0 0 Z N"/>
              </draw:custom-shape>
              <draw:line draw:style-name="gr7" draw:text-style-name="P7" draw:layer="layout" svg:x1="11.8cm" svg:y1="5.4cm" svg:x2="11.8cm" svg:y2="6.4cm">
                <text:p/>
              </draw:line>
            </draw:g>
            <draw:g>
              <draw:custom-shape draw:style-name="gr6" draw:text-style-name="P8" draw:layer="layout" svg:width="1cm" svg:height="1cm" svg:x="11.801cm" svg:y="5.4cm">
                <text:p text:style-name="P5"><text:span text:style-name="T5">k0</text:span></text:p>
                <draw:enhanced-geometry svg:viewBox="0 0 21600 21600" draw:type="rectangle" draw:enhanced-path="M 0 0 L 21600 0 21600 21600 0 21600 0 0 Z N"/>
              </draw:custom-shape>
              <draw:line draw:style-name="gr7" draw:text-style-name="P7" draw:layer="layout" svg:x1="12.801cm" svg:y1="5.4cm" svg:x2="12.801cm" svg:y2="6.4cm">
                <text:p/>
              </draw:line>
            </draw:g>
            <draw:custom-shape draw:style-name="gr6" draw:text-style-name="P8" draw:layer="layout" svg:width="1cm" svg:height="1cm" svg:x="12.802cm" svg:y="5.4cm">
              <text:p text:style-name="P5"><text:span text:style-name="T5">k0</text:span></text:p>
              <draw:enhanced-geometry svg:viewBox="0 0 21600 21600" draw:type="rectangle" draw:enhanced-path="M 0 0 L 21600 0 21600 21600 0 21600 0 0 Z N"/>
            </draw:custom-shape>
            <draw:custom-shape draw:style-name="gr14" draw:text-style-name="P7" draw:layer="layout" svg:width="3.002cm" svg:height="1cm" svg:x="10.8cm" svg:y="5.4cm">
              <text:p/>
              <draw:enhanced-geometry svg:viewBox="0 0 21600 21600" draw:type="rectangle" draw:enhanced-path="M 0 0 L 21600 0 21600 21600 0 21600 0 0 Z N"/>
            </draw:custom-shape>
          </draw:g>
          <draw:g xml:id="id4" draw:id="id4">
            <draw:custom-shape draw:style-name="gr6" draw:text-style-name="P8" draw:layer="layout" svg:width="1cm" svg:height="1cm" svg:x="10.8cm" svg:y="6.5cm">
              <text:p text:style-name="P5"><text:span text:style-name="T5">k2</text:span></text:p>
              <draw:enhanced-geometry svg:viewBox="0 0 21600 21600" draw:type="rectangle" draw:enhanced-path="M 0 0 L 21600 0 21600 21600 0 21600 0 0 Z N"/>
            </draw:custom-shape>
            <draw:custom-shape draw:style-name="gr16" draw:text-style-name="P7" draw:layer="layout" svg:width="1cm" svg:height="1cm" svg:x="10.8cm" svg:y="6.5cm">
              <text:p/>
              <draw:enhanced-geometry svg:viewBox="0 0 21600 21600" draw:type="rectangle" draw:enhanced-path="M 0 0 L 21600 0 21600 21600 0 21600 0 0 Z N"/>
            </draw:custom-shape>
          </draw:g>
          <draw:custom-shape draw:style-name="gr19" draw:text-style-name="P7" draw:layer="layout" svg:width="6.2cm" svg:height="2.6cm" svg:x="7.8cm" svg:y="5.1cm">
            <text:p/>
            <draw:enhanced-geometry svg:viewBox="0 0 21600 21600" draw:type="rectangle" draw:enhanced-path="M 0 0 L 21600 0 21600 21600 0 21600 0 0 Z N"/>
          </draw:custom-shape>
          <draw:custom-shape draw:style-name="gr4" draw:text-style-name="P6" draw:layer="layout" svg:width="3.302cm" svg:height="0.762cm" svg:x="9.098cm" svg:y="4.438cm">
            <text:p text:style-name="P5"><text:span text:style-name="T4">Server 0</text:span></text:p>
            <draw:enhanced-geometry svg:viewBox="0 0 21600 21600" draw:type="rectangle" draw:enhanced-path="M 0 0 L 21600 0 21600 21600 0 21600 0 0 Z N"/>
          </draw:custom-shape>
          <draw:g>
            <draw:custom-shape draw:style-name="gr3" draw:text-style-name="P6" draw:layer="layout" svg:width="2.286cm" svg:height="0.762cm" svg:x="7.902cm" svg:y="10.131cm">
              <text:p text:style-name="P5"><text:span text:style-name="T4">Partition 1</text:span></text:p>
              <draw:enhanced-geometry svg:viewBox="0 0 21600 21600" draw:type="rectangle" draw:enhanced-path="M 0 0 L 21600 0 21600 21600 0 21600 0 0 Z N"/>
            </draw:custom-shape>
            <draw:g xml:id="id3" draw:id="id3">
              <draw:g>
                <draw:custom-shape draw:style-name="gr6" draw:text-style-name="P8" draw:layer="layout" svg:width="1cm" svg:height="1cm" svg:x="10.7cm" svg:y="10cm">
                  <text:p text:style-name="P5"><text:span text:style-name="T5">k1</text:span></text:p>
                  <draw:enhanced-geometry svg:viewBox="0 0 21600 21600" draw:type="rectangle" draw:enhanced-path="M 0 0 L 21600 0 21600 21600 0 21600 0 0 Z N"/>
                </draw:custom-shape>
                <draw:line draw:style-name="gr7" draw:text-style-name="P7" draw:layer="layout" svg:x1="11.7cm" svg:y1="10cm" svg:x2="11.7cm" svg:y2="11cm">
                  <text:p/>
                </draw:line>
              </draw:g>
              <draw:custom-shape draw:style-name="gr6" draw:text-style-name="P8" draw:layer="layout" svg:width="1cm" svg:height="1cm" svg:x="11.701cm" svg:y="10cm">
                <text:p text:style-name="P5"><text:span text:style-name="T5">k1</text:span></text:p>
                <draw:enhanced-geometry svg:viewBox="0 0 21600 21600" draw:type="rectangle" draw:enhanced-path="M 0 0 L 21600 0 21600 21600 0 21600 0 0 Z N"/>
              </draw:custom-shape>
              <draw:custom-shape draw:style-name="gr15" draw:text-style-name="P7" draw:layer="layout" svg:width="2.001cm" svg:height="1cm" svg:x="10.7cm" svg:y="10cm">
                <text:p/>
                <draw:enhanced-geometry svg:viewBox="0 0 21600 21600" draw:type="rectangle" draw:enhanced-path="M 0 0 L 21600 0 21600 21600 0 21600 0 0 Z N"/>
              </draw:custom-shape>
            </draw:g>
            <draw:custom-shape draw:style-name="gr20" draw:text-style-name="P7" draw:layer="layout" svg:width="6.2cm" svg:height="1.4cm" svg:x="7.8cm" svg:y="9.8cm">
              <text:p/>
              <draw:enhanced-geometry svg:viewBox="0 0 21600 21600" draw:type="rectangle" draw:enhanced-path="M 0 0 L 21600 0 21600 21600 0 21600 0 0 Z N"/>
            </draw:custom-shape>
            <draw:custom-shape draw:style-name="gr4" draw:text-style-name="P6" draw:layer="layout" svg:width="3.302cm" svg:height="0.762cm" svg:x="8.998cm" svg:y="9.1cm">
              <text:p text:style-name="P5"><text:span text:style-name="T4">Server 1</text:span></text:p>
              <draw:enhanced-geometry svg:viewBox="0 0 21600 21600" draw:type="rectangle" draw:enhanced-path="M 0 0 L 21600 0 21600 21600 0 21600 0 0 Z N"/>
            </draw:custom-shape>
          </draw:g>
          <draw:custom-shape draw:style-name="gr21" draw:text-style-name="P7"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3.302cm" svg:height="0.762cm" svg:x="9.249cm" svg:y="2.638cm">
            <text:p text:style-name="P5"><text:span text:style-name="T4">Kafka Cluster</text:span></text:p>
            <draw:enhanced-geometry svg:viewBox="0 0 21600 21600" draw:type="rectangle" draw:enhanced-path="M 0 0 L 21600 0 21600 21600 0 21600 0 0 Z N"/>
          </draw:custom-shape>
        </draw:g>
        <draw:g>
          <draw:custom-shape draw:style-name="gr22" draw:text-style-name="P6" xml:id="id2" draw:id="id2" draw:layer="layout" svg:width="1cm" svg:height="1cm" svg:x="17.146cm" svg:y="10.1cm">
            <draw:glue-point draw:id="4" svg:x="-5cm" svg:y="-3cm"/>
            <draw:glue-point draw:id="5" svg:x="-5cm" svg:y="3cm"/>
            <draw:glue-point draw:id="6" svg:x="-5cm" svg:y="0cm"/>
            <text:p text:style-name="P5"><text:span text:style-name="T4">C3</text:span></text:p>
            <draw:enhanced-geometry svg:viewBox="0 0 21600 21600" draw:type="rectangle" draw:enhanced-path="M 0 0 L 21600 0 21600 21600 0 21600 0 0 Z N"/>
          </draw:custom-shape>
          <draw:custom-shape draw:style-name="gr23" draw:text-style-name="P7" draw:layer="layout" svg:width="2cm" svg:height="2cm" svg:x="16.64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xml:id="id6" draw:id="id6" draw:layer="layout" svg:width="1cm" svg:height="1cm" svg:x="17.146cm" svg:y="6.9cm">
            <draw:glue-point draw:id="4" svg:x="-5cm" svg:y="-3cm"/>
            <draw:glue-point draw:id="5" svg:x="-5cm" svg:y="3cm"/>
            <draw:glue-point draw:id="6" svg:x="-5cm" svg:y="0cm"/>
            <text:p text:style-name="P5"><text:span text:style-name="T4">C2</text:span></text:p>
            <draw:enhanced-geometry svg:viewBox="0 0 21600 21600" draw:mirror-horizontal="false" draw:mirror-vertical="false" draw:type="rectangle" draw:enhanced-path="M 0 0 L 21600 0 21600 21600 0 21600 0 0 Z N"/>
          </draw:custom-shape>
          <draw:custom-shape draw:style-name="gr24" draw:text-style-name="P7" draw:layer="layout" svg:width="2cm" svg:height="3.8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xml:id="id5" draw:id="id5" draw:layer="layout" svg:width="1cm" svg:height="1cm" svg:x="17.146cm" svg:y="5.7cm">
            <draw:glue-point draw:id="4" svg:x="-5cm" svg:y="-3cm"/>
            <draw:glue-point draw:id="5" svg:x="-5cm" svg:y="3cm"/>
            <draw:glue-point draw:id="6" svg:x="-5cm" svg:y="0cm"/>
            <text:p text:style-name="P5"><text:span text:style-name="T4">C1</text:span></text:p>
            <draw:enhanced-geometry svg:viewBox="0 0 21600 21600" draw:mirror-horizontal="false" draw:mirror-vertical="false" draw:type="rectangle" draw:enhanced-path="M 0 0 L 21600 0 21600 21600 0 21600 0 0 Z N"/>
          </draw:custom-shape>
          <draw:custom-shape draw:style-name="gr22" draw:text-style-name="P6" xml:id="id7" draw:id="id7" draw:layer="layout" svg:width="1cm" svg:height="1cm" svg:x="17.146cm" svg:y="4.5cm">
            <draw:glue-point draw:id="4" svg:x="-5cm" svg:y="-3cm"/>
            <draw:glue-point draw:id="5" svg:x="-5cm" svg:y="3cm"/>
            <draw:glue-point draw:id="6" svg:x="-5cm" svg:y="0cm"/>
            <text:p text:style-name="P5"><text:span text:style-name="T4">C0</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302cm" svg:height="0.762cm" svg:x="15.995cm" svg:y="3.6cm">
            <text:p text:style-name="P5"><text:span text:style-name="T4">Consumer group 0</text:span></text:p>
            <draw:enhanced-geometry svg:viewBox="0 0 21600 21600" draw:type="rectangle" draw:enhanced-path="M 0 0 L 21600 0 21600 21600 0 21600 0 0 Z N"/>
          </draw:custom-shape>
          <draw:custom-shape draw:style-name="gr4" draw:text-style-name="P6" draw:layer="layout" svg:width="3.302cm" svg:height="0.762cm" svg:x="15.995cm" svg:y="8.9cm">
            <text:p text:style-name="P5"><text:span text:style-name="T4">Consumer group 1</text:span></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user-transformed="true">
            <draw:text-box>
              <text:p>A two-node cluster containing three partitions.</text:p>
              <text:p>Two consumer groups</text:p>
              <text:p>A consumer group is a “logical consumer”</text:p>
              <text:p>Groups provide scalability and fault-tolerance</text:p>
              <text:p>Pub-Sub but with subscribers as clusters instead of just one.</text:p>
              <text:p>Each consumer in a group consumes a “fair share” of partitions.</text:p>
              <text:p/>
            </draw:text-box>
          </draw:frame>
        </presentation:notes>
      </draw:page>
      <draw:page draw:name="page8" draw:style-name="dp1" draw:master-page-name="Blue_5f_Curve1" presentation:presentation-page-layout-name="AL2T1">
        <office:forms form:automatic-focus="false" form:apply-design-mode="false"/>
        <draw:custom-shape draw:style-name="gr25" draw:text-style-name="P11" draw:layer="layout" svg:width="25.9cm" svg:height="9.3cm" svg:x="1cm" svg:y="3.3cm">
          <text:p><text:span text:style-name="T7">final </text:span><text:span text:style-name="T8">Properties </text:span><text:span text:style-name="T8">props = </text:span><text:span text:style-name="T7">new </text:span><text:span text:style-name="T8">Properties</text:span><text:span text:style-name="T8">()</text:span><text:span text:style-name="T7">;</text:span><text:span text:style-name="T7"><text:line-break/></text:span><text:span text:style-name="T9">// Where </text:span><text:span text:style-name="T9">to find </text:span><text:span text:style-name="T9">Kafka </text:span><text:span text:style-name="T9">broker(s).</text:span><text:span text:style-name="T9"><text:line-break/></text:span><text:span text:style-name="T8">props.put(</text:span><text:span text:style-name="T8">StreamsCon</text:span><text:span text:style-name="T8">fig.</text:span><text:span text:style-name="T10">BOOTST</text:span><text:span text:style-name="T10">RAP_SERVER</text:span><text:span text:style-name="T10">S_CONFIG</text:span><text:span text:style-name="T7">, </text:span><text:span text:style-name="T10">KAFKA_BROK</text:span><text:span text:style-name="T10">ERS</text:span><text:span text:style-name="T8">)</text:span><text:span text:style-name="T7">;</text:span><text:span text:style-name="T7"><text:line-break/></text:span><text:span text:style-name="T9">// Give </text:span><text:span text:style-name="T9">the </text:span><text:span text:style-name="T9">Streams </text:span><text:span text:style-name="T9">applicatio</text:span><text:span text:style-name="T9">n a unique </text:span><text:span text:style-name="T9">name. <text:s/>The </text:span><text:span text:style-name="T9">name must </text:span><text:span text:style-name="T9">be unique </text:span><text:span text:style-name="T9">in the </text:span><text:span text:style-name="T9">Kafka </text:span><text:span text:style-name="T9">cluster</text:span><text:span text:style-name="T9"><text:line-break/></text:span><text:span text:style-name="T9">// against </text:span><text:span text:style-name="T9">which the </text:span><text:span text:style-name="T9">applicatio</text:span><text:span text:style-name="T9">n is run. </text:span><text:span text:style-name="T9">A new </text:span><text:span text:style-name="T9">Applicatio</text:span><text:span text:style-name="T9">n ID -&gt; </text:span><text:span text:style-name="T9">consume </text:span><text:span text:style-name="T9">from </text:span><text:span text:style-name="T9">beginning</text:span><text:span text:style-name="T9"><text:line-break/></text:span><text:span text:style-name="T8">props.put(</text:span><text:span text:style-name="T8">StreamsCon</text:span><text:span text:style-name="T8">fig.</text:span><text:span text:style-name="T10">APPLIC</text:span><text:span text:style-name="T10">ATION_ID_C</text:span><text:span text:style-name="T10">ONFIG</text:span><text:span text:style-name="T7">, </text:span><text:span text:style-name="T7">“stream-</text:span><text:span text:style-name="T7">app-</text:span><text:span text:style-name="T7">v1.0.0”</text:span><text:span text:style-name="T8">)</text:span><text:span text:style-name="T7">;</text:span><text:span text:style-name="T7"><text:line-break/></text:span><text:span text:style-name="T9">// Client </text:span><text:span text:style-name="T9">ID: An </text:span><text:span text:style-name="T9">optional </text:span><text:span text:style-name="T9">identifier </text:span><text:span text:style-name="T9">of a Kafka </text:span><text:span text:style-name="T9">consumer </text:span><text:span text:style-name="T9">(in a </text:span><text:span text:style-name="T9">consumer </text:span><text:span text:style-name="T9">group) </text:span><text:span text:style-name="T9">that is </text:span><text:span text:style-name="T9">passed to </text:span><text:span text:style-name="T9">a Kafka </text:span><text:span text:style-name="T9">broker </text:span><text:span text:style-name="T9">with every </text:span><text:span text:style-name="T9">request.</text:span><text:span text:style-name="T9"><text:line-break/></text:span><text:span text:style-name="T9">// The </text:span><text:span text:style-name="T9">sole </text:span><text:span text:style-name="T9">purpose of </text:span><text:span text:style-name="T9">this is to </text:span><text:span text:style-name="T9">be able to </text:span><text:span text:style-name="T9">track the </text:span><text:span text:style-name="T9">source of </text:span><text:span text:style-name="T9">requests </text:span><text:span text:style-name="T9">beyond </text:span><text:span text:style-name="T9">just ip </text:span><text:span text:style-name="T9">and port </text:span><text:span text:style-name="T9">by </text:span><text:span text:style-name="T9">allowing a </text:span><text:span text:style-name="T9">logical</text:span><text:span text:style-name="T9"><text:line-break/></text:span><text:span text:style-name="T9">// </text:span><text:span text:style-name="T9">applicatio</text:span><text:span text:style-name="T9">n name to </text:span><text:span text:style-name="T9">be </text:span><text:span text:style-name="T9">included </text:span><text:span text:style-name="T9">in Kafka </text:span><text:span text:style-name="T9">logs and </text:span><text:span text:style-name="T9">monitoring </text:span><text:span text:style-name="T9">aggregates</text:span><text:span text:style-name="T9">.</text:span><text:span text:style-name="T9"><text:line-break/></text:span><text:span text:style-name="T8">props.put(</text:span><text:span text:style-name="T8">StreamsCon</text:span><text:span text:style-name="T8">fig.</text:span><text:span text:style-name="T10">CLIENT</text:span><text:span text:style-name="T10">_ID_CONFIG</text:span><text:span text:style-name="T7">, “stream-</text:span><text:span text:style-name="T7">client1”</text:span><text:span text:style-name="T8">)</text:span><text:span text:style-name="T7">;</text:span><text:span text:style-name="T7"><text:line-break/></text:span><text:span text:style-name="T9">// Specify </text:span><text:span text:style-name="T9">(de)serial</text:span><text:span text:style-name="T9">izers for </text:span><text:span text:style-name="T9">record </text:span><text:span text:style-name="T9">keys </text:span><text:span text:style-name="T9">values.</text:span><text:span text:style-name="T9"><text:line-break/></text:span><text:span text:style-name="T8">props.put(</text:span><text:span text:style-name="T8">StreamsCon</text:span><text:span text:style-name="T8">fig.</text:span><text:span text:style-name="T10">DEFAUL</text:span><text:span text:style-name="T10">T_KEY_SERD</text:span><text:span text:style-name="T10">E_CLASS_CO</text:span><text:span text:style-name="T10">NFIG</text:span><text:span text:style-name="T7">, </text:span><text:span text:style-name="T8">Serdes.</text:span><text:span text:style-name="T11">Str</text:span><text:span text:style-name="T11">ing</text:span><text:span text:style-name="T8">().getC</text:span><text:span text:style-name="T8">lass().get</text:span><text:span text:style-name="T8">Name())</text:span><text:span text:style-name="T7">;</text:span><text:span text:style-name="T7"><text:line-break/></text:span><text:span text:style-name="T8">props.put(</text:span><text:span text:style-name="T8">StreamsCon</text:span><text:span text:style-name="T8">fig.</text:span><text:span text:style-name="T10">DEFAUL</text:span><text:span text:style-name="T10">T_VALUE_SE</text:span><text:span text:style-name="T10">RDE_CLASS_</text:span><text:span text:style-name="T10">CONFIG</text:span><text:span text:style-name="T7">, </text:span><text:span text:style-name="T8">Serdes.</text:span><text:span text:style-name="T11">Str</text:span><text:span text:style-name="T11">ing</text:span><text:span text:style-name="T12">().getC</text:span><text:span text:style-name="T12">lass().get</text:span><text:span text:style-name="T12">Name())</text:span><text:span text:style-name="T13">;</text:span><text:span text:style-name="T7"><text:line-break/></text:span><text:span text:style-name="T14">// In the </text:span><text:span text:style-name="T14">subsequent </text:span><text:span text:style-name="T14">lines we </text:span><text:span text:style-name="T14">define the </text:span><text:span text:style-name="T14">processing </text:span><text:span text:style-name="T14">topology </text:span><text:span text:style-name="T14">of the </text:span><text:span text:style-name="T14">Streams </text:span><text:span text:style-name="T14">applicatio</text:span><text:span text:style-name="T14">n.</text:span></text:p>
          <text:p><text:span text:style-name="T13">final </text:span><text:span text:style-name="T12">StreamsBui</text:span><text:span text:style-name="T12">lder </text:span><text:span text:style-name="T12">builder = </text:span><text:span text:style-name="T13">new </text:span><text:span text:style-name="T12">StreamsBui</text:span><text:span text:style-name="T12">lder()</text:span><text:span text:style-name="T13">;</text:span><text:span text:style-name="T13"><text:line-break/></text:span><text:span text:style-name="T13">final </text:span><text:span text:style-name="T12">KStream&lt;St</text:span><text:span text:style-name="T12">ring</text:span><text:span text:style-name="T13">, </text:span><text:span text:style-name="T12">String&gt; </text:span><text:span text:style-name="T12">messageStr</text:span><text:span text:style-name="T12">eam = </text:span><text:span text:style-name="T12">builder.st</text:span><text:span text:style-name="T12">ream(</text:span><text:span text:style-name="T15">"stre</text:span><text:span text:style-name="T15">aming-</text:span><text:span text:style-name="T15">example-</text:span><text:span text:style-name="T15">topic"</text:span><text:span text:style-name="T12">)</text:span><text:span text:style-name="T13">;</text:span><text:span text:style-name="T13"><text:line-break/></text:span><text:span text:style-name="T12">messageStr</text:span><text:span text:style-name="T12">eam.foreac</text:span><text:span text:style-name="T12">h((key</text:span><text:span text:style-name="T13">, </text:span><text:span text:style-name="T12">value) -&gt; </text:span><text:span text:style-name="T12">System.</text:span><text:span text:style-name="T10">out</text:span><text:span text:style-name="T12">.println(</text:span><text:span text:style-name="T16">"</text:span><text:span text:style-name="T16">Key: " </text:span><text:span text:style-name="T12">+ </text:span><text:span text:style-name="T12">key + </text:span><text:span text:style-name="T16">", </text:span><text:span text:style-name="T16">value: " </text:span><text:span text:style-name="T12">+ </text:span><text:span text:style-name="T12">value))</text:span><text:span text:style-name="T13">;</text:span><text:span text:style-name="T13"><text:line-break/></text:span><text:span text:style-name="T13"><text:line-break/></text:span><text:span text:style-name="T13">final </text:span><text:span text:style-name="T12">KafkaStrea</text:span><text:span text:style-name="T12">ms streams </text:span><text:span text:style-name="T12">= </text:span><text:span text:style-name="T13">new </text:span><text:span text:style-name="T12">KafkaStrea</text:span><text:span text:style-name="T12">ms(builder</text:span><text:span text:style-name="T12">.build()</text:span><text:span text:style-name="T13">, </text:span><text:span text:style-name="T12">streamsCon</text:span><text:span text:style-name="T12">figuration</text:span><text:span text:style-name="T12">)</text:span><text:span text:style-name="T13">;</text:span><text:span text:style-name="T13"><text:line-break/></text:span><text:span text:style-name="T12">streams.st</text:span><text:span text:style-name="T12">art()</text:span><text:span text:style-name="T13">;</text:span></text:p>
          <text:p><text:span text:style-name="T12">Runtime.</text:span><text:span text:style-name="T11">ge</text:span><text:span text:style-name="T11">tRuntime</text:span><text:span text:style-name="T12">()</text:span><text:span text:style-name="T12">.addShutdo</text:span><text:span text:style-name="T12">wnHook(</text:span><text:span text:style-name="T13">new </text:span><text:span text:style-name="T12">Thread(str</text:span><text:span text:style-name="T12">eams::clos</text:span><text:span text:style-name="T12">e))</text:span><text:span text:style-name="T13">;</text:span><text:span text:style-name="T13"><text:line-break/></text:span><text:span text:style-name="T13">for </text:span><text:span text:style-name="T12">(</text:span><text:span text:style-name="T13">; ; </text:span><text:span text:style-name="T12">) </text:span><text:span text:style-name="T12">{</text:span><text:span text:style-name="T12"><text:line-break/></text:span><text:span text:style-name="T12"> <text:s text:c="3"/>Thread</text:span><text:span text:style-name="T12">.</text:span><text:span text:style-name="T11">sleep</text:span><text:span text:style-name="T12">(</text:span><text:span text:style-name="T17">100</text:span><text:span text:style-name="T17">0</text:span><text:span text:style-name="T12">)</text:span><text:span text:style-name="T13">;</text:span><text:span text:style-name="T13"><text:line-break/></text:span><text:span text:style-name="T12">}</text:span></text:p>
          <text:p text:style-name="P10"><text:span text:style-name="T6"/></text:p>
          <draw:enhanced-geometry svg:viewBox="0 0 21600 21600" draw:type="rectangle" draw:enhanced-path="M 0 0 L 21600 0 21600 21600 0 21600 0 0 Z N"/>
        </draw:custom-shape>
        <draw:frame presentation:style-name="pr8" draw:layer="layout" svg:width="25.199cm" svg:height="1.328cm" svg:x="1.4cm" svg:y="0.098cm" presentation:class="title">
          <draw:text-box>
            <text:p>Stream Consumer Example</text:p>
          </draw:text-box>
        </draw:frame>
        <draw:frame presentation:style-name="pr9" draw:text-style-name="P12" draw:layer="layout" svg:width="25.908cm" svg:height="12.002cm" svg:x="1.016cm" svg:y="2.095cm" presentation:class="outline" presentation:user-transformed="true">
          <draw:text-box>
            <text:list text:style-name="L3">
              <text:list-item>
                <text:p text:style-name="P12"><text:span text:style-name="T6">Set necessary Java Properties and instantiate a KStream</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custom-shape draw:style-name="gr26" draw:text-style-name="P11" draw:layer="layout" svg:width="2.476cm" svg:height="0.6cm" svg:x="1cm" svg:y="13.8cm">
          <text:p/>
          <draw:enhanced-geometry svg:viewBox="0 0 21600 21600" draw:type="rectangle" draw:enhanced-path="M 0 0 L 21600 0 21600 21600 0 21600 0 0 Z N"/>
        </draw:custom-shape>
        <draw:frame presentation:style-name="pr8" draw:layer="layout" svg:width="25.199cm" svg:height="1.328cm" svg:x="1.4cm" svg:y="0.098cm" presentation:class="title">
          <draw:text-box>
            <text:p>Processor Consumer Example</text:p>
          </draw:text-box>
        </draw:frame>
        <draw:frame presentation:style-name="pr9" draw:layer="layout" svg:width="25.908cm" svg:height="12.002cm" svg:x="1.016cm" svg:y="2.095cm" presentation:class="outline" presentation:placeholder="true">
          <draw:text-box/>
        </draw:frame>
        <draw:custom-shape draw:style-name="gr27" draw:text-style-name="P11" draw:layer="layout" svg:width="25.9cm" svg:height="10.8cm" svg:x="1cm" svg:y="3.3cm">
          <text:p><text:span text:style-name="T7">final </text:span><text:span text:style-name="T8">Properties props = </text:span><text:span text:style-name="T7">new </text:span><text:span text:style-name="T8">Properties()</text:span><text:span text:style-name="T7">;</text:span><text:span text:style-name="T7"><text:line-break/></text:span><text:span text:style-name="T9">// Where to find Kafka broker(s).</text:span><text:span text:style-name="T9"><text:line-break/></text:span><text:span text:style-name="T8">props.put(Consum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Give the Streams application a unique name. <text:s/>The name must be unique in the Kafka cluster</text:span><text:span text:style-name="T9"><text:line-break/></text:span><text:span text:style-name="T9">// against which the application is run. A new Application ID -&gt; consume from beginning</text:span><text:span text:style-name="T9"><text:line-break/></text:span><text:span text:style-name="T8">props.put(ConsumerConfig.</text:span><text:span text:style-name="T10">GROUP_ID_CONFIG</text:span><text:span text:style-name="T7">, “consumer-app-v1.0.0”</text:span><text:span text:style-name="T8">)</text:span><text:span text:style-name="T7">;</text:span><text:span text:style-name="T7"><text:line-break/></text:span><text:span text:style-name="T9">// Client ID: An optional identifier of a Kafka consumer (in a consumer group) that is passed to a Kafka broker with every request.</text:span><text:span text:style-name="T9"><text:line-break/></text:span><text:span text:style-name="T9">// The sole purpose of this is to be able to track the source of requests beyond just ip and port by allowing a logical</text:span><text:span text:style-name="T9"><text:line-break/></text:span><text:span text:style-name="T9">// application name to be included in Kafka logs and monitoring aggregates.</text:span><text:span text:style-name="T9"><text:line-break/></text:span><text:span text:style-name="T8">props.put(ConsumerConfig.</text:span><text:span text:style-name="T10">CLIENT_ID_CONFIG</text:span><text:span text:style-name="T7">, “client-app-2”</text:span><text:span text:style-name="T8">)</text:span><text:span text:style-name="T7">;</text:span><text:span text:style-name="T7"><text:line-break/></text:span><text:span text:style-name="T9">// Specify (de)serializers for record keys values.</text:span><text:span text:style-name="T9"><text:line-break/></text:span><text:span text:style-name="T8">props.put(ConsumerConfig.</text:span><text:span text:style-name="T10">KEY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8">props.put(ConsumerConfig.</text:span><text:span text:style-name="T10">VALUE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14">// Create the consumer and subscribe</text:span><text:span text:style-name="T14"><text:line-break/></text:span><text:span text:style-name="T12">KafkaConsumer&lt;String</text:span><text:span text:style-name="T13">, </text:span><text:span text:style-name="T12">String&gt; consumer = </text:span><text:span text:style-name="T13">new </text:span><text:span text:style-name="T12">KafkaConsumer&lt;&gt;(props)</text:span><text:span text:style-name="T13">;</text:span><text:span text:style-name="T13"><text:line-break/></text:span><text:span text:style-name="T12">consumer.subscribe(Arrays.</text:span><text:span text:style-name="T11">asList</text:span><text:span text:style-name="T12">(topicName))</text:span><text:span text:style-name="T13">;</text:span><text:span text:style-name="T13"><text:line-break/></text:span><text:span text:style-name="T14">// Poll for records and process them</text:span><text:span text:style-name="T14"><text:line-break/></text:span><text:span text:style-name="T13">for </text:span><text:span text:style-name="T12">(</text:span><text:span text:style-name="T13">;;</text:span><text:span text:style-name="T12">) {</text:span><text:span text:style-name="T12"><text:line-break/></text:span><text:span text:style-name="T12"> <text:s text:c="3"/>ConsumerRecords&lt;String</text:span><text:span text:style-name="T13">, </text:span><text:span text:style-name="T12">String&gt; consumerRecords = consumer.poll(Duration.</text:span><text:span text:style-name="T11">ofSeconds</text:span><text:span text:style-name="T12">(</text:span><text:span text:style-name="T17">1</text:span><text:span text:style-name="T12">))</text:span><text:span text:style-name="T13">;</text:span><text:span text:style-name="T13"><text:line-break/></text:span><text:span text:style-name="T13"> <text:s text:c="3"/>if </text:span><text:span text:style-name="T12">(consumerRecords.isEmpty()) {</text:span></text:p>
          <text:p><text:span text:style-name="T12"><text:s text:c="8"/></text:span><text:span text:style-name="T12">System.</text:span><text:span text:style-name="T10">out</text:span><text:span text:style-name="T12">.println(</text:span><text:span text:style-name="T16">"No records received"</text:span><text:span text:style-name="T12">) </text:span><text:span text:style-name="T13">;</text:span></text:p>
          <text:p><text:span text:style-name="T13"><text:s text:c="4"/></text:span><text:span text:style-name="T12">} </text:span><text:span text:style-name="T13">else </text:span><text:span text:style-name="T12">{</text:span><text:span text:style-name="T12"><text:line-break/></text:span><text:span text:style-name="T12"> <text:s text:c="7"/></text:span><text:span text:style-name="T13">for </text:span><text:span text:style-name="T12">(Iterator&lt;ConsumerRecord&lt;String</text:span><text:span text:style-name="T13">, </text:span><text:span text:style-name="T12">String&gt;&gt; it = consumerRecords.iterator()</text:span><text:span text:style-name="T13">; </text:span><text:span text:style-name="T12">it.hasNext()</text:span><text:span text:style-name="T13">;</text:span><text:span text:style-name="T12">) {</text:span><text:span text:style-name="T12"><text:line-break/></text:span><text:span text:style-name="T12"> <text:s text:c="11"/>ConsumerRecord&lt;String</text:span><text:span text:style-name="T13">, </text:span><text:span text:style-name="T12">String&gt; record = it.next()</text:span><text:span text:style-name="T13">;</text:span><text:span text:style-name="T13"><text:line-break/></text:span><text:span text:style-name="T13"> <text:s text:c="11"/></text:span><text:span text:style-name="T12">System.</text:span><text:span text:style-name="T10">out</text:span><text:span text:style-name="T12">.println (</text:span><text:span text:style-name="T16">" <text:s text:c="2"/>" </text:span><text:span text:style-name="T12">+ record.topic() + </text:span><text:span text:style-name="T16">", partition: " </text:span><text:span text:style-name="T12">+ record.partition() +</text:span><text:span text:style-name="T12"><text:line-break/></text:span><text:span text:style-name="T12"> <text:s text:c="19"/></text:span><text:span text:style-name="T16">", key: " </text:span><text:span text:style-name="T12">+ record.key() + </text:span><text:span text:style-name="T16">", value: " </text:span><text:span text:style-name="T12">+ record.value())</text:span><text:span text:style-name="T13">;</text:span><text:span text:style-name="T13"><text:line-break/></text:span><text:span text:style-name="T13"> <text:s text:c="7"/></text:span><text:span text:style-name="T12">}</text:span><text:span text:style-name="T12"><text:line-break/></text:span><text:span text:style-name="T12"> <text:s text:c="3"/>}</text:span><text:span text:style-name="T12"><text:line-break/></text:span><text:span text:style-name="T1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Producer Example</text:p>
          </draw:text-box>
        </draw:frame>
        <draw:frame presentation:style-name="pr9" draw:layer="layout" svg:width="25.908cm" svg:height="12.002cm" svg:x="1.016cm" svg:y="2.095cm" presentation:class="outline" presentation:placeholder="true">
          <draw:text-box/>
        </draw:frame>
        <draw:custom-shape draw:style-name="gr28" draw:text-style-name="P11" draw:layer="layout" svg:width="25.9cm" svg:height="10.8cm" svg:x="1cm" svg:y="3.358cm">
          <text:p><text:span text:style-name="T8">Properties props = </text:span><text:span text:style-name="T7">new </text:span><text:span text:style-name="T8">Properties()</text:span><text:span text:style-name="T7">;</text:span><text:span text:style-name="T7"><text:line-break/></text:span><text:span text:style-name="T8">props.put(Produc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Used to trace activity in Kafka logs</text:span><text:span text:style-name="T9"><text:line-break/></text:span><text:span text:style-name="T8">props.put(ProducerConfig.</text:span><text:span text:style-name="T10">CLIENT_ID_CONFIG</text:span><text:span text:style-name="T7">, “producer-client”</text:span><text:span text:style-name="T8">)</text:span><text:span text:style-name="T7">;</text:span><text:span text:style-name="T7"><text:line-break/></text:span><text:span text:style-name="T8">props.put(ProducerConfig.</text:span><text:span text:style-name="T10">KEY_SERIALIZER_CLASS_CONFIG</text:span><text:span text:style-name="T7">, </text:span><text:span text:style-name="T8">StringSerializer.</text:span><text:span text:style-name="T7">class</text:span><text:span text:style-name="T8">.getName())</text:span><text:span text:style-name="T7">;</text:span><text:span text:style-name="T7"><text:line-break/></text:span><text:span text:style-name="T8">props.put(ProducerConfig.</text:span><text:span text:style-name="T10">VALUE_SERIALIZER_CLASS_CONFIG</text:span><text:span text:style-name="T13">, </text:span><text:span text:style-name="T12">StringSerializer.</text:span><text:span text:style-name="T13">class</text:span><text:span text:style-name="T12">.getName())</text:span><text:span text:style-name="T13">;</text:span></text:p>
          <text:p><text:span text:style-name="T12">KafkaProducer&lt;String</text:span><text:span text:style-name="T13">, </text:span><text:span text:style-name="T12">String&gt; producer = </text:span><text:span text:style-name="T13">new </text:span><text:span text:style-name="T12">KafkaProducer&lt;&gt;(producerProperties)</text:span><text:span text:style-name="T13">;</text:span><text:span text:style-name="T13"><text:line-break/></text:span><text:span text:style-name="T12">ProducerRecord&lt;String</text:span><text:span text:style-name="T13">, </text:span><text:span text:style-name="T12">String&gt; record = </text:span><text:span text:style-name="T13">new </text:span><text:span text:style-name="T12">ProducerRecord&lt;&gt;(topicName</text:span><text:span text:style-name="T13">, "thekey", </text:span><text:span text:style-name="T12">Integer.</text:span><text:span text:style-name="T11">toString</text:span><text:span text:style-name="T12">(cnt))</text:span><text:span text:style-name="T13">;</text:span><text:span text:style-name="T13"><text:line-break/></text:span><text:span text:style-name="T12">producer.send(record)</text:span><text:span text:style-name="T13">;</text:span><text:span text:style-name="T13"><text:line-break/></text:span><text:span text:style-name="T12">producer.flush()</text:span><text:span text:style-name="T13">;</text:span></text:p>
          <text:p><text:span text:style-name="T12">producer.close()</text:span><text:span text:style-name="T13">;</text:span><text:span text:style-name="T13"><text:line-break/></text:span><text:span text:style-name="T13"/></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Broker Skew</text:p>
          </draw:text-box>
        </draw:frame>
        <draw:frame presentation:style-name="pr9" draw:layer="layout" svg:width="25.908cm" svg:height="12.002cm" svg:x="1.016cm" svg:y="2.09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Preferred Replica</text:p>
          </draw:text-box>
        </draw:frame>
        <draw:frame presentation:style-name="pr9" draw:layer="layout" svg:width="25.908cm" svg:height="12.002cm" svg:x="1.016cm" svg:y="2.09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Join Streams and Tables with KSQL</text:p>
          </draw:text-box>
        </draw:frame>
        <draw:frame presentation:style-name="pr9" draw:text-style-name="P12" draw:layer="layout" svg:width="25.908cm" svg:height="12.002cm" svg:x="1.016cm" svg:y="2.095cm" presentation:class="outline">
          <draw:text-box>
            <text:p text:style-name="P12"><text:span text:style-name="T6">You can join streams and tables in these ways:</text:span></text:p>
            <text:list text:style-name="L3">
              <text:list-item>
                <text:p text:style-name="P12"><text:span text:style-name="T6">Two Streams to create a new Stream</text:span></text:p>
              </text:list-item>
              <text:list-item>
                <text:p text:style-name="P12"><text:span text:style-name="T6">Two Tables to create a new Table</text:span></text:p>
              </text:list-item>
              <text:list-item>
                <text:p text:style-name="P12"><text:span text:style-name="T6">A Stream and a Table to create a new Stream</text:span></text:p>
              </text:list-item>
            </text:list>
            <text:p text:style-name="P12"><text:span text:style-name="T6"/></text:p>
            <text:p text:style-name="P12"><text:span text:style-name="T6">Joins and Windows</text:span></text:p>
            <text:list text:continue-numbering="true" text:style-name="L3">
              <text:list-item>
                <text:p text:style-name="P12"><text:span text:style-name="T6"/></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presentation:user-transformed="true">
            <draw:text-box>
              <text:p text:style-name="P14"><text:span text:style-name="T4">https://docs.confluent.io/current/ksql/docs/developer-guide/join-streams-and-tables.html</text:span></text:p>
              <text:p text:style-name="P14"><text:span text:style-name="T4"/></text:p>
              <text:p text:style-name="P14"><text:span text:style-name="T4">KSQL enables groupin records that have the same key for stateful operations, like joins into </text:span><text:span text:style-name="T18">windows</text:span><text:span text:style-name="T19"> You specify a retention period for the window, and this period controls how long KSQL will wait for out-of-order and late-arriving records. If a record arrives after the window’s retention period has passed, the record is discarded and isn’t processed in that window.</text:span></text:p>
              <text:p text:style-name="P14"><text:span text:style-name="T19"/></text:p>
              <text:p text:style-name="P14"><text:span text:style-name="T19">Only stream-stream joins are windowed</text:span></text:p>
              <text:p text:style-name="P14"><text:span text:style-name="T19"/></text:p>
              <text:p text:style-name="P14"><text:span text:style-name="T19">Windows are tracked per record key. In stream-stream join operations, KSQL uses a window </text:span><text:span text:style-name="T18">state store</text:span><text:span text:style-name="T19"> to store all of the records received so far within the defined window boundary. Old records in the state store are purged after the specified window retention period.</text:span></text:p>
              <text:p text:style-name="P14"><text:span text:style-name="T19">See also, Windows in KSQL queries: https://docs.confluent.io/current/ksql/docs/concepts/time-and-windows-in-ksql-queries.html#windows-in-ksql-queries</text:span></text:p>
            </draw:text-box>
          </draw:frame>
        </presentation:notes>
      </draw:page>
      <draw:page draw:name="page14"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Join Streams and Tables with KSQL</text:p>
          </draw:text-box>
        </draw:frame>
        <draw:frame presentation:style-name="pr9" draw:text-style-name="P12" draw:layer="layout" svg:width="25.908cm" svg:height="12.002cm" svg:x="1.016cm" svg:y="2.095cm" presentation:class="outline" presentation:user-transformed="true">
          <draw:text-box>
            <text:p text:style-name="P12"><text:span text:style-name="T6">KStream-KStream, KStream-KTable, KTable-KTable</text:span></text:p>
            <text:p text:style-name="P12"><text:span text:style-name="T6">Join Requirements</text:span></text:p>
            <text:p text:style-name="P12"><text:span text:style-name="T6">Co-partitioned Data</text:span></text:p>
            <text:list text:style-name="L3">
              <text:list-item>
                <text:p text:style-name="P12"><text:span text:style-name="T6">The input records for the join must have the same keying scheme</text:span></text:p>
              </text:list-item>
              <text:list-item>
                <text:p text:style-name="P12"><text:span text:style-name="T6">The input records must have the same number of partitions on both sides.</text:span></text:p>
              </text:list-item>
              <text:list-item>
                <text:p text:style-name="P12"><text:span text:style-name="T6">Both sides of the join must have the same partitioning strategy.</text:span></text:p>
              </text:list-item>
            </text:list>
            <text:p text:style-name="P12"><text:span text:style-name="T6">If KEY property is set the following must be true</text:span></text:p>
            <text:list text:continue-numbering="true" text:style-name="L3">
              <text:list-item>
                <text:p text:style-name="P12"><text:span text:style-name="T6">For every record, the contents of the message key of the Kafka message itself must be the same as the </text:span><text:span text:style-name="T6">contents of the column set in KEY</text:span></text:p>
              </text:list-item>
              <text:list-item>
                <text:p text:style-name="P12"><text:span text:style-name="T6">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5" draw:layer="layout" svg:width="16.799cm" svg:height="13.364cm" svg:x="2.1cm" svg:y="14.107cm" presentation:class="notes">
            <draw:text-box>
              <text:p text:style-name="P14"><text:span text:style-name="T20">Co-partition requirements:</text:span></text:p>
              <text:p text:style-name="P14"><text:span text:style-name="T4">When inputs are co-partitioned, records with the same key, from both sides of the join, are delivered to the same stream task during input. Otherwise, you need to re-key one of them.</text:span></text:p>
              <text:p text:style-name="P14"><text:span text:style-name="T4"/></text:p>
              <text:p text:style-name="P14"><text:span text:style-name="T4">Records must have same keying scheme. The join won’t match if the key fields don’t have the same name and type</text:span></text:p>
              <text:p text:style-name="P14"><text:span text:style-name="T4"/></text:p>
              <text:p text:style-name="P14"><text:span text:style-name="T4">Records Have the Same Number of Partitions on both sides. KSQL checks this part of the co-partitioning requirement and throws a RuntimeException if the partition count is different.</text:span></text:p>
              <text:p text:style-name="P14"><text:span text:style-name="T4"/></text:p>
              <text:p text:style-name="P14"><text:span text:style-name="T4">Records have the same partitioning strategy. If you use default partitioner, no worry. We need records with the same key to be delivered to the same partition number.</text:span></text:p>
              <text:p text:style-name="P14"><text:span text:style-name="T4">KSQL can’t verify this. The DefaultPartitioner implements the following partition strategy:</text:span></text:p>
              <text:list text:style-name="L2">
                <text:list-item>
                  <text:p text:style-name="P14"><text:span text:style-name="T4">If the producer specifies a partition, use it</text:span></text:p>
                </text:list-item>
                <text:list-item>
                  <text:p text:style-name="P14"><text:span text:style-name="T4">If prod specifies a key instead, choose a partition based on key hash</text:span></text:p>
                </text:list-item>
                <text:list-item>
                  <text:p text:style-name="P14"><text:span text:style-name="T4">If neither partition or key is given, use round-robin</text:span></text:p>
                </text:list-item>
              </text:list>
              <text:p text:style-name="P14"><text:span text:style-name="T4"/></text:p>
              <text:p text:style-name="P14"><text:span text:style-name="T4">If your inputs aren’t co-partitioned you must re-key before join. Which one should be re-keyed depends on situation. You might want to re-key the smaller volumed stream.</text:span></text:p>
              <text:p text:style-name="P14"><text:span text:style-name="T4">Use PARTITION BY clause to re-partition key, and specify number of partitions.</text:span></text:p>
            </draw:text-box>
          </draw:frame>
        </presentation:notes>
      </draw:page>
      <draw:page draw:name="page15"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Joins</text:p>
          </draw:text-box>
        </draw:frame>
        <draw:frame presentation:style-name="pr9" draw:text-style-name="P14" draw:layer="layout" svg:width="25.908cm" svg:height="12.002cm" svg:x="1.016cm" svg:y="2.095cm" presentation:class="outline" presentation:user-transformed="true">
          <draw:text-box>
            <text:p text:style-name="P14"><text:span text:style-name="T4">Time semantics:</text:span></text:p>
            <text:list text:style-name="L3">
              <text:list-item>
                <text:p text:style-name="P14"><text:span text:style-name="T4">Event-time</text:span></text:p>
              </text:list-item>
              <text:list-item>
                <text:p><text:span text:style-name="T4">Ingestion-time</text:span></text:p>
              </text:list-item>
              <text:list-item>
                <text:p><text:span text:style-name="T4">Processing-time</text:span></text:p>
              </text:list-item>
            </text:list>
            <text:p><text:span text:style-name="T4">Timestamp Assignment</text:span></text:p>
            <text:list text:continue-numbering="true" text:style-name="L3">
              <text:list-item>
                <text:p><text:span text:style-name="T4">Can be set in Broker or per Topic</text:span></text:p>
              </text:list-item>
              <text:list-item>
                <text:p><text:span text:style-name="T4">CreateTime (considered to be Event-time), Default</text:span></text:p>
                <text:list>
                  <text:list-item>
                    <text:p><text:span text:style-name="T4">When record is created, it does not contain any timestamp by default</text:span></text:p>
                  </text:list-item>
                  <text:list-item>
                    <text:p><text:span text:style-name="T4">The Producer can set the timestamp explicitly</text:span></text:p>
                  </text:list-item>
                  <text:list-item>
                    <text:p><text:span text:style-name="T4">If not set when the producer calls send(), the current wall-cloc time is set automatically</text:span></text:p>
                  </text:list-item>
                </text:list>
              </text:list-item>
              <text:list-item>
                <text:p><text:span text:style-name="T4">LogAppendTime</text:span></text:p>
                <text:list>
                  <text:list-item>
                    <text:p><text:span text:style-name="T4">Timestamp is set by the broker when it receives the messag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5" draw:layer="layout" svg:width="16.799cm" svg:height="13.747cm" svg:x="2.1cm" svg:y="14.107cm" presentation:class="notes" presentation:user-transformed="true">
            <draw:text-box>
              <text:p text:style-name="P14"><text:span text:style-name="T21">https://docs.confluent.io/current/ksql/docs/concepts/time-and-windows-in-ksql-queries.html</text:span></text:p>
              <text:p text:style-name="P14"><text:span text:style-name="T20">Event-time</text:span></text:p>
              <text:p text:style-name="P14"><text:span text:style-name="T4">The time when a record is created by the data source. A timestamp is embedded when the event occurs and the record is produced</text:span></text:p>
              <text:p text:style-name="P14"><text:span text:style-name="T4">Ex: GPS capture → Timestamp comes from GPS sensor capture time</text:span></text:p>
              <text:p text:style-name="P14"><text:span text:style-name="T4"/></text:p>
              <text:p text:style-name="P14"><text:span text:style-name="T20">Ingestion-time</text:span></text:p>
              <text:p text:style-name="P14"><text:span text:style-name="T4">When a record is stored in a Topic by the Kafka Broker. It is similar to Event-time in that a timestamp is embedded in the record, but ingestion time is when Kafka broker appends the record to the target topic.</text:span></text:p>
              <text:p text:style-name="P14"><text:span text:style-name="T4">Consider use ingestion-time where event-time semantics is not possible, e.g. a producer can’t assign timestamps directly, like when it doesn’t have access to a local clock.</text:span></text:p>
              <text:p text:style-name="P14"><text:span text:style-name="T4"/></text:p>
              <text:p text:style-name="P14"><text:span text:style-name="T20">Processing-time</text:span></text:p>
              <text:p text:style-name="P14"><text:span text:style-name="T21">The time when the record is processed by a stream processing application. The processing-time can occur immediately after ingestion-time, or it may be delayed with milliseconds, hours, days…</text:span></text:p>
              <text:p text:style-name="P14"><text:span text:style-name="T21"/></text:p>
              <text:p text:style-name="P14"><text:span text:style-name="T21">Timestamp Assignment</text:span></text:p>
              <text:p text:style-name="P14"><text:span text:style-name="T21">A record’s timestamp is set either by the producer or broker depending on the configuration property </text:span><text:span text:style-name="T20">message.timestamp.type</text:span><text:span text:style-name="T21">.</text:span></text:p>
              <text:list text:style-name="L2">
                <text:list-item>
                  <text:p text:style-name="P14"><text:span text:style-name="T21">CreateTime - The broker uses the records timestamp set by the producer. </text:span><text:span text:style-name="T20">DEFAULT</text:span></text:p>
                </text:list-item>
                <text:list-item>
                  <text:p text:style-name="P14"><text:span text:style-name="T21">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 text:style-name="P14"><text:span text:style-name="T21"/></text:p>
              <text:p text:style-name="P14"><text:span text:style-name="T21">KSQL does not support processing-time directly, use user-defined functions for that.</text:span></text:p>
            </draw:text-box>
          </draw:frame>
        </presentation:notes>
      </draw:page>
      <draw:page draw:name="page16"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Windowed Aggregation</text:p>
          </draw:text-box>
        </draw:frame>
        <draw:frame presentation:style-name="pr9" draw:text-style-name="P12" draw:layer="layout" svg:width="25.908cm" svg:height="12.002cm" svg:x="1.016cm" svg:y="2.095cm" presentation:class="outline">
          <draw:text-box>
            <text:list text:style-name="L3">
              <text:list-item>
                <text:p text:style-name="P12"><text:span text:style-name="T6">https://docs.confluent.io/current/ksql/docs/concepts/time-and-windows-in-ksql-queries.html</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8" draw:layer="layout" svg:width="25.199cm" svg:height="1.328cm" svg:x="1.4cm" svg:y="0.098cm" presentation:class="title">
          <draw:text-box>
            <text:p>Avro - Schema Registry</text:p>
          </draw:text-box>
        </draw:frame>
        <draw:frame presentation:style-name="pr9" draw:text-style-name="P12" draw:layer="layout" svg:width="25.908cm" svg:height="12.002cm" svg:x="1.016cm" svg:y="2.095cm" presentation:class="outline" presentation:user-transformed="true">
          <draw:text-box>
            <text:p text:style-name="P12"><text:span text:style-name="T6">Two new configurations were added to Schema Registry</text:span></text:p>
            <text:list text:style-name="L3">
              <text:list-item>
                <text:p text:style-name="P12"><text:span text:style-name="T22">key.subject.name.strategy and </text:span><text:span text:style-name="T6">value.subject.name.strategy</text:span></text:p>
                <text:list>
                  <text:list-item>
                    <text:p><text:span text:style-name="T6">How to construct the subject name for message keys and values respectively</text:span></text:p>
                  </text:list-item>
                </text:list>
              </text:list-item>
            </text:list>
            <text:p text:style-name="P12"><text:span text:style-name="T6"/></text:p>
            <text:p text:style-name="P12"><text:span text:style-name="T6">Three strategies</text:span></text:p>
            <text:list text:continue-numbering="true" text:style-name="L3">
              <text:list-item>
                <text:p><text:span text:style-name="T6">TopicNameStrategy (Default)</text:span></text:p>
                <text:list>
                  <text:list-item>
                    <text:p><text:span text:style-name="T6">Keys: &lt;topic&gt;-key, Values: &lt;topic&gt;-value. This means one schema per topic</text:span></text:p>
                  </text:list-item>
                </text:list>
              </text:list-item>
              <text:list-item>
                <text:p><text:span text:style-name="T6">RecordNameStrategy</text:span></text:p>
                <text:list>
                  <text:list-item>
                    <text:p><text:span text:style-name="T6">&lt;topic&gt; Subject name is fully-qualified name of the Avro record type of the message -&gt; Any number of </text:span><text:span text:style-name="T6">different event types in the same topic</text:span></text:p>
                  </text:list-item>
                </text:list>
              </text:list-item>
              <text:list-item>
                <text:p><text:span text:style-name="T6">TopicRecordNameStrategy</text:span></text:p>
                <text:list>
                  <text:list-item>
                    <text:p><text:span text:style-name="T6">&lt;topic&gt;-&lt;type&gt; Also allows any number of event types in the same topic. Further constrains </text:span><text:span text:style-name="T6">compatibility check to the current topic only.</text:span></text:p>
                  </text:list-item>
                </text:list>
              </text:list-item>
            </text:list>
            <text:p text:style-name="P12"><text:span text:style-name="T22">KSQL - Can only handle </text:span><text:span text:style-name="T6">TopicNameStrategy</text:span></text:p>
            <text:p text:style-name="P12"><text:span text:style-name="T6"/></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5" draw:layer="layout" svg:width="16.799cm" svg:height="13.364cm" svg:x="2.1cm" svg:y="14.107cm" presentation:class="notes" presentation:user-transformed="true">
            <draw:text-box>
              <text:p text:style-name="P14"><text:span text:style-name="T4">https://www.confluent.io/blog/put-several-event-types-kafka-topic/</text:span></text:p>
              <text:p text:style-name="P14"><text:span text:style-name="T4">If using JSon, without schema, anything can be put on the topics.</text:span></text:p>
              <text:p text:style-name="P14"><text:span text:style-name="T4">However, if schema-based encoding, such as Avro, a bit more thought is needed to handle multiple event types in a single Topic.</text:span></text:p>
              <text:p text:style-name="P14"><text:span text:style-name="T4">The Avro based </text:span><text:span text:style-name="T18">Confluent Schema Registry for Kafka</text:span><text:span text:style-name="T19"> default relies on the assumption that there is one schema for each Topic, or rather one schema for the key and one for the value of a message.</text:span></text:p>
              <text:p text:style-name="P14"><text:span text:style-name="T19">Schema Registry checks version compatibility between different version of the same schema. This means that you can have different producers and consumers using different schema versions at the same time, and they still remain compatible.</text:span></text:p>
              <text:p text:style-name="P14"><text:span text:style-name="T19">Schema registry registers schema under a </text:span><text:span text:style-name="T18">subject name</text:span><text:span text:style-name="T19">. By default, that is &lt;topic&gt;-key and &lt;topic&gt;-value. The Schema Registry then checks for mutual compatibility of all schemas that are registered under a particular subject.</text:span></text:p>
              <text:p text:style-name="P14"><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F7E6F4C1541AE82D.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F7E6F4C1541AE82D.jpg" xlink:type="simple" xlink:show="embed" xlink:actuate="onLoad">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T3H4M50S</meta:editing-duration>
    <meta:editing-cycles>38</meta:editing-cycles>
    <meta:generator>LibreOffice/6.0.7.3$Linux_X86_64 LibreOffice_project/00m0$Build-3</meta:generator>
    <dc:title>Blue Curve</dc:title>
    <dc:date>2019-02-11T17:23:18.377461225</dc:date>
    <meta:document-statistic meta:object-count="383"/>
  </office:meta>
</office:document-meta>
</file>